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2" style:family="table">
      <style:table-properties style:width="17.198cm" fo:margin-left="0.536cm" fo:margin-top="0cm" fo:margin-bottom="0cm" table:align="left" style:writing-mode="lr-tb"/>
    </style:style>
    <style:style style:name="Таблица2.A" style:family="table-column">
      <style:table-column-properties style:column-width="1.819cm"/>
    </style:style>
    <style:style style:name="Таблица2.B" style:family="table-column">
      <style:table-column-properties style:column-width="5.017cm"/>
    </style:style>
    <style:style style:name="Таблица2.C" style:family="table-column">
      <style:table-column-properties style:column-width="3.087cm"/>
    </style:style>
    <style:style style:name="Таблица2.D" style:family="table-column">
      <style:table-column-properties style:column-width="3.582cm"/>
    </style:style>
    <style:style style:name="Таблица2.E" style:family="table-column">
      <style:table-column-properties style:column-width="3.694cm"/>
    </style:style>
    <style:style style:name="Таблица2.1" style:family="table-row">
      <style:table-row-properties style:min-row-height="1.067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D1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2.E1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2.3" style:family="table-row">
      <style:table-row-properties fo:keep-together="auto"/>
    </style:style>
    <style:style style:name="Таблица2.4" style:family="table-row">
      <style:table-row-properties fo:keep-together="auto"/>
    </style:style>
    <style:style style:name="Таблица2.5" style:family="table-row">
      <style:table-row-properties fo:keep-together="auto"/>
    </style:style>
    <style:style style:name="Таблица2.6" style:family="table-row">
      <style:table-row-properties fo:keep-together="auto"/>
    </style:style>
    <style:style style:name="Таблица2.7" style:family="table-row">
      <style:table-row-properties fo:keep-together="auto"/>
    </style:style>
    <style:style style:name="Таблица2.8" style:family="table-row">
      <style:table-row-properties fo:keep-together="auto"/>
    </style:style>
    <style:style style:name="Таблица2.9" style:family="table-row">
      <style:table-row-properties fo:keep-together="auto"/>
    </style:style>
    <style:style style:name="Таблица2.10" style:family="table-row">
      <style:table-row-properties fo:keep-together="auto"/>
    </style:style>
    <style:style style:name="Таблица2.11" style:family="table-row">
      <style:table-row-properties fo:keep-together="auto"/>
    </style:style>
    <style:style style:name="Таблица2.12" style:family="table-row">
      <style:table-row-properties fo:keep-together="auto"/>
    </style:style>
    <style:style style:name="Таблица2.13" style:family="table-row">
      <style:table-row-properties fo:keep-together="auto"/>
    </style:style>
    <style:style style:name="Таблица2.14" style:family="table-row">
      <style:table-row-properties fo:keep-together="auto"/>
    </style:style>
    <style:style style:name="Таблица2.15" style:family="table-row">
      <style:table-row-properties fo:keep-together="auto"/>
    </style:style>
    <style:style style:name="Таблица2.16" style:family="table-row">
      <style:table-row-properties fo:keep-together="auto"/>
    </style:style>
    <style:style style:name="Таблица2.17" style:family="table-row">
      <style:table-row-properties fo:keep-together="auto"/>
    </style:style>
    <style:style style:name="Таблица2.18" style:family="table-row">
      <style:table-row-properties fo:keep-together="auto"/>
    </style:style>
    <style:style style:name="Таблица2.19" style:family="table-row">
      <style:table-row-properties fo:keep-together="auto"/>
    </style:style>
    <style:style style:name="Таблица2.20" style:family="table-row">
      <style:table-row-properties fo:keep-together="auto"/>
    </style:style>
    <style:style style:name="Таблица2.21" style:family="table-row">
      <style:table-row-properties fo:keep-together="auto"/>
    </style:style>
    <style:style style:name="Таблица2.22" style:family="table-row">
      <style:table-row-properties fo:keep-together="auto"/>
    </style:style>
    <style:style style:name="Таблица2.23" style:family="table-row">
      <style:table-row-properties fo:keep-together="auto"/>
    </style:style>
    <style:style style:name="Таблица2.24" style:family="table-row">
      <style:table-row-properties fo:keep-together="auto"/>
    </style:style>
    <style:style style:name="Таблица2.25" style:family="table-row">
      <style:table-row-properties fo:keep-together="auto"/>
    </style:style>
    <style:style style:name="Таблица2.26" style:family="table-row">
      <style:table-row-properties fo:keep-together="auto"/>
    </style:style>
    <style:style style:name="Таблица2.27" style:family="table-row">
      <style:table-row-properties fo:keep-together="auto"/>
    </style:style>
    <style:style style:name="Таблица2.28" style:family="table-row">
      <style:table-row-properties fo:keep-together="auto"/>
    </style:style>
    <style:style style:name="Таблица2.29" style:family="table-row">
      <style:table-row-properties fo:keep-together="auto"/>
    </style:style>
    <style:style style:name="Таблица2.30" style:family="table-row">
      <style:table-row-properties fo:keep-together="auto"/>
    </style:style>
    <style:style style:name="Таблица2.31" style:family="table-row">
      <style:table-row-properties fo:keep-together="auto"/>
    </style:style>
    <style:style style:name="Таблица2.32" style:family="table-row">
      <style:table-row-properties fo:keep-together="auto"/>
    </style:style>
    <style:style style:name="Таблица2.33" style:family="table-row">
      <style:table-row-properties fo:keep-together="auto"/>
    </style:style>
    <style:style style:name="Таблица2.34" style:family="table-row">
      <style:table-row-properties fo:keep-together="auto"/>
    </style:style>
    <style:style style:name="Таблица2.35" style:family="table-row">
      <style:table-row-properties fo:keep-together="auto"/>
    </style:style>
    <style:style style:name="Таблица2.36" style:family="table-row">
      <style:table-row-properties fo:keep-together="auto"/>
    </style:style>
    <style:style style:name="Таблица2.A3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2.37" style:family="table-row">
      <style:table-row-properties fo:keep-together="auto"/>
    </style:style>
    <style:style style:name="Таблица2.38" style:family="table-row">
      <style:table-row-properties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2">
      <style:text-properties style:font-name="Times New Roman" fo:font-size="14pt" style:font-size-asian="14pt" style:font-size-complex="14pt"/>
    </style:style>
    <style:style style:name="P4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font-name="Times New Roman" fo:font-size="14pt" style:font-size-asian="14pt" style:font-size-complex="14pt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P11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</style:style>
    <style:style style:name="P12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officeooo:paragraph-rsid="00166f6a"/>
    </style:style>
    <style:style style:name="P13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officeooo:paragraph-rsid="00175f55"/>
    </style:style>
    <style:style style:name="P14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5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" fo:font-size="14pt" style:font-size-asian="14pt" style:font-size-complex="14pt"/>
    </style:style>
    <style:style style:name="P16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" fo:font-size="14pt" officeooo:paragraph-rsid="00166f6a" style:font-size-asian="14pt" style:font-size-complex="14pt"/>
    </style:style>
    <style:style style:name="P17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" fo:font-size="14pt" officeooo:paragraph-rsid="00175f55" style:font-size-asian="14pt" style:font-size-complex="14pt"/>
    </style:style>
    <style:style style:name="P18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" fo:font-size="14pt" officeooo:rsid="00175f55" officeooo:paragraph-rsid="00175f55" style:font-size-asian="14pt" style:font-size-complex="14pt"/>
    </style:style>
    <style:style style:name="P19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20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font-name="Times New Roman" fo:font-size="14pt" fo:language="en" fo:country="US" style:font-size-asian="14pt" style:language-asian="ru" style:country-asian="RU" style:font-size-complex="14pt" style:language-complex="ar" style:country-complex="SA"/>
    </style:style>
    <style:style style:name="P21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use-window-font-color="true" style:font-name="Times New Roman" fo:font-size="14pt" fo:language="en" fo:country="US" officeooo:rsid="00166f6a" officeooo:paragraph-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22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use-window-font-color="true" style:font-name="Times New Roman" fo:font-size="14pt" fo:language="en" fo:country="US" officeooo:rsid="00166f6a" officeooo:paragraph-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23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style:use-window-font-color="true" style:font-name="Times New Roman" fo:font-size="14pt" fo:language="en" fo:country="US" officeooo:rsid="00175f55" officeooo:paragraph-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P24" style:family="paragraph" style:parent-style-name="Standard_20__28_user_29_">
      <style:paragraph-properties fo:margin-left="0cm" fo:margin-right="0cm" fo:text-indent="0cm" style:auto-text-indent="false">
        <style:tab-stops>
          <style:tab-stop style:position="4.833cm"/>
        </style:tab-stops>
      </style:paragraph-properties>
      <style:text-properties officeooo:rsid="00184445" officeooo:paragraph-rsid="00184445"/>
    </style:style>
    <style:style style:name="P25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size-complex="14pt"/>
    </style:style>
    <style:style style:name="P26" style:family="paragraph" style:parent-style-name="Text_20_body_20__28_user_29_">
      <style:text-properties style:font-name="Times New Roman" fo:font-size="14pt" style:font-size-asian="14pt" style:font-size-complex="14pt"/>
    </style:style>
    <style:style style:name="P27" style:family="paragraph" style:parent-style-name="Text_20_body_20__28_user_29_" style:list-style-name="WWNum2">
      <style:text-properties style:font-name="Times New Roman" fo:font-size="14pt" style:font-size-asian="14pt" style:font-size-complex="14pt"/>
    </style:style>
    <style:style style:name="P28" style:family="paragraph" style:parent-style-name="Text_20_body_20__28_user_29_">
      <style:paragraph-properties fo:line-height="150%"/>
      <style:text-properties style:font-name="Times New Roman" fo:font-size="14pt" style:font-size-asian="14pt" style:font-size-complex="14pt"/>
    </style:style>
    <style:style style:name="P29" style:family="paragraph" style:parent-style-name="Text_20_body_20__28_user_29_">
      <style:text-properties style:font-name="Times New Roman" fo:font-size="14pt" officeooo:paragraph-rsid="00122c5e" style:font-size-asian="14pt" style:font-size-complex="14pt"/>
    </style:style>
    <style:style style:name="P30" style:family="paragraph" style:parent-style-name="Text_20_body_20__28_user_29_">
      <style:text-properties style:font-name="Times New Roman" fo:font-size="14pt" officeooo:paragraph-rsid="0018c92e" style:font-size-asian="14pt" style:font-size-complex="14pt"/>
    </style:style>
    <style:style style:name="P31" style:family="paragraph" style:parent-style-name="Text_20_body_20__28_user_29_">
      <style:text-properties style:font-name="Times New Roman" fo:font-size="14pt" fo:language="en" fo:country="US" style:font-size-asian="14pt" style:font-size-complex="14pt"/>
    </style:style>
    <style:style style:name="P32" style:family="paragraph" style:parent-style-name="Text_20_body_20__28_user_29_">
      <style:text-properties style:font-name="Times New Roman" fo:font-size="14pt" fo:font-weight="normal" officeooo:paragraph-rsid="00184445" style:font-size-asian="14pt" style:font-weight-asian="normal" style:font-size-complex="14pt" style:font-weight-complex="normal"/>
    </style:style>
    <style:style style:name="P33" style:family="paragraph" style:parent-style-name="Text_20_body_20__28_user_29_">
      <style:text-properties style:font-name="Times New Roman" fo:font-size="14pt" fo:font-weight="normal" officeooo:paragraph-rsid="0018c92e" style:font-size-asian="14pt" style:font-weight-asian="normal" style:font-size-complex="14pt" style:font-weight-complex="normal"/>
    </style:style>
    <style:style style:name="P34" style:family="paragraph" style:parent-style-name="Text_20_body_20__28_user_29_" style:list-style-name="L1">
      <style:text-properties officeooo:paragraph-rsid="00122c5e"/>
    </style:style>
    <style:style style:name="P35" style:family="paragraph" style:parent-style-name="Text_20_body_20__28_user_29_">
      <style:text-properties fo:font-weight="normal" officeooo:paragraph-rsid="00184445" style:font-weight-asian="normal" style:font-weight-complex="normal"/>
    </style:style>
    <style:style style:name="P36" style:family="paragraph" style:parent-style-name="Text_20_body_20__28_user_29_">
      <style:paragraph-properties fo:margin-left="1.251cm" fo:margin-right="0cm" fo:text-indent="0cm" style:auto-text-indent="false"/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37" style:family="paragraph" style:parent-style-name="Text_20_body_20__28_user_29_">
      <style:paragraph-properties fo:margin-left="1.251cm" fo:margin-right="0cm" fo:line-height="150%" fo:text-indent="0cm" style:auto-text-indent="false"/>
      <style:text-properties fo:font-weight="bold" style:font-weight-asian="bold" style:font-weight-complex="bold"/>
    </style:style>
    <style:style style:name="P38" style:family="paragraph" style:parent-style-name="Text_20_body_20__28_user_29_">
      <style:paragraph-properties fo:margin-left="0cm" fo:margin-right="0cm" fo:text-indent="1.249cm" style:auto-text-indent="false"/>
      <style:text-properties style:font-name="Times New Roman" fo:font-size="14pt" style:font-size-asian="14pt" style:font-size-complex="14pt"/>
    </style:style>
    <style:style style:name="P39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40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4pt" fo:font-weight="normal" officeooo:paragraph-rsid="00184445" style:font-size-asian="14pt" style:font-weight-asian="normal" style:font-size-complex="14pt" style:font-weight-complex="normal"/>
    </style:style>
    <style:style style:name="P41" style:family="paragraph" style:parent-style-name="Text_20_body_20__28_user_29_">
      <style:paragraph-properties fo:break-before="page"/>
      <style:text-properties fo:font-weight="bold" officeooo:paragraph-rsid="00184445" style:font-weight-asian="bold" style:font-weight-complex="bold"/>
    </style:style>
    <style:style style:name="P42" style:family="paragraph" style:parent-style-name="Text_20_body_20__28_user_29_">
      <style:paragraph-properties fo:break-before="page"/>
      <style:text-properties style:font-name="Times New Roman" fo:font-size="14pt" officeooo:paragraph-rsid="0018c92e" style:font-size-asian="14pt" style:font-size-complex="14pt"/>
    </style:style>
    <style:style style:name="P43" style:family="paragraph" style:parent-style-name="Text_20_body_20__28_user_29_">
      <style:paragraph-properties fo:break-before="page"/>
      <style:text-properties style:font-name="Times New Roman" fo:font-size="14pt" fo:font-weight="normal" officeooo:paragraph-rsid="00184445" style:font-size-asian="14pt" style:font-weight-asian="normal" style:font-size-complex="14pt" style:font-weight-complex="normal"/>
    </style:style>
    <style:style style:name="P4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45" style:family="paragraph" style:parent-style-name="caption">
      <style:paragraph-properties fo:keep-with-next="always"/>
    </style:style>
    <style:style style:name="T1" style:family="text">
      <style:text-properties fo:text-transform="uppercase" fo:font-weight="bold" style:language-asian="ru" style:country-asian="RU" style:font-weight-asian="bold" style:language-complex="ar" style:country-complex="SA"/>
    </style:style>
    <style:style style:name="T2" style:family="text">
      <style:text-properties fo:text-transform="uppercase" style:font-name="Times New Roman" fo:font-size="14pt" style:font-size-asian="14pt" style:font-size-complex="14pt" style:font-weight-complex="bold"/>
    </style:style>
    <style:style style:name="T3" style:family="text">
      <style:text-properties fo:font-weight="bold" style:language-asian="ru" style:country-asian="RU" style:font-weight-asian="bold" style:language-complex="ar" style:country-complex="SA"/>
    </style:style>
    <style:style style:name="T4" style:family="text">
      <style:text-properties fo:font-weight="bold" style:language-asian="ru" style:country-asian="RU" style:font-weight-asian="bold" style:language-complex="ar" style:country-complex="SA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T7" style:family="text">
      <style:text-properties fo:font-variant="normal" fo:text-transform="none" style:font-name="Times New Roman" fo:font-size="14pt" officeooo:rsid="00122c5e" style:font-size-asian="14pt" style:language-asian="ru" style:country-asian="RU" style:font-size-complex="14pt" style:language-complex="ar" style:country-complex="SA" style:font-weight-complex="bold"/>
    </style:style>
    <style:style style:name="T8" style:family="text">
      <style:text-properties style:language-asian="ru" style:country-asian="RU" style:language-complex="ar" style:country-complex="SA"/>
    </style:style>
    <style:style style:name="T9" style:family="text">
      <style:text-properties style:language-asian="ru" style:country-asian="RU" style:language-complex="ar" style:country-complex="SA" style:font-weight-complex="bold"/>
    </style:style>
    <style:style style:name="T10" style:family="text">
      <style:text-properties officeooo:rsid="00166f6a" style:language-asian="ru" style:country-asian="RU" style:language-complex="ar" style:country-complex="SA"/>
    </style:style>
    <style:style style:name="T11" style:family="text">
      <style:text-properties fo:font-weight="normal" style:language-asian="ru" style:country-asian="RU" style:font-weight-asian="normal" style:language-complex="ar" style:country-complex="SA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language-asian="ru" style:country-asian="RU" style:language-complex="ar" style:country-complex="SA"/>
    </style:style>
    <style:style style:name="T14" style:family="text">
      <style:text-properties fo:language="en" fo:country="US" officeooo:rsid="00175f55" style:language-asian="ru" style:country-asian="RU" style:language-complex="ar" style:country-complex="SA"/>
    </style:style>
    <style:style style:name="T15" style:family="text">
      <style:text-properties fo:language="en" fo:country="US" officeooo:rsid="00184445" style:language-asian="ru" style:country-asian="RU" style:language-complex="ar" style:country-complex="SA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officeooo:rsid="00184445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184445" style:font-weight-asian="bold" style:font-weight-complex="bold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22" style:family="text">
      <style:text-properties style:use-window-font-color="true" style:font-name="Times New Roman" fo:font-size="14pt" fo:language="ru" fo:country="RU" officeooo:rsid="00122c5e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ru" fo:country="RU" officeooo: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fo:font-style="italic" officeooo:rsid="001433a9" style:letter-kerning="true" style:font-name-asian="Times New Roman3" style:font-size-asian="14pt" style:language-asian="zh" style:country-asian="CN" style:font-style-asian="italic" style:font-name-complex="Mangal" style:font-size-complex="14pt" style:language-complex="hi" style:country-complex="IN" style:font-style-complex="italic"/>
    </style:style>
    <style:style style:name="T26" style:family="text">
      <style:text-properties style:use-window-font-color="true" style:font-name="Times New Roman" fo:font-size="14pt" fo:language="en" fo:country="US" officeooo:rsid="001433a9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27" style:family="text">
      <style:text-properties style:use-window-font-color="true" style:font-name="Times New Roman" fo:font-size="14pt" fo:language="en" fo:country="US" officeooo:rsid="00184445" style:letter-kerning="true" style:font-name-asian="Times New Roman3" style:font-size-asian="14pt" style:language-asian="zh" style:country-asian="CN" style:font-name-complex="Times New Roman3" style:font-size-complex="14pt" style:language-complex="hi" style:country-complex="IN"/>
    </style:style>
    <style:style style:name="T28" style:family="text">
      <style:text-properties style:use-window-font-color="true" style:font-name="Times New Roman" fo:font-size="14pt" fo:language="en" fo:country="US" officeooo:rsid="0015861c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29" style:family="text">
      <style:text-properties style:use-window-font-color="true" style:font-name="Times New Roman" fo:font-size="14pt" fo:language="en" fo:country="US" officeooo:rsid="0015be1f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30" style:family="text">
      <style:text-properties style:use-window-font-color="true" style:font-name="Times New Roman" fo:font-size="14pt" fo:language="en" fo:country="US" officeooo:rsid="00166f6a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31" style:family="text">
      <style:text-properties style:use-window-font-color="true" style:font-name="Times New Roman" fo:font-size="14pt" fo:language="en" fo:country="US" officeooo:rsid="00175f55" style:letter-kerning="true" style:font-name-asian="Times New Roman3" style:font-size-asian="14pt" style:language-asian="ru" style:country-asian="RU" style:font-name-complex="Times New Roman3" style:font-size-complex="14pt" style:language-complex="ar" style:country-complex="SA"/>
    </style:style>
    <style:style style:name="T32" style:family="text">
      <style:text-properties style:use-window-font-color="true" style:font-name="Times New Roman" fo:font-size="14pt" fo:language="en" fo:country="US" fo:font-weight="bold" officeooo:rsid="001433a9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33" style:family="text">
      <style:text-properties style:use-window-font-color="true" style:font-name="Times New Roman" fo:font-size="14pt" fo:language="en" fo:country="US" fo:font-weight="bold" officeooo:rsid="00184445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34" style:family="text">
      <style:text-properties style:use-window-font-color="true" fo:language="en" fo:country="US" officeooo:rsid="0015be1f" style:letter-kerning="true" style:font-name-asian="Times New Roman3" style:language-asian="ru" style:country-asian="RU" style:font-name-complex="Times New Roman3" style:language-complex="ar" style:country-complex="SA"/>
    </style:style>
    <style:style style:name="T35" style:family="text">
      <style:text-properties style:use-window-font-color="true" fo:language="en" fo:country="US" officeooo:rsid="00166f6a" style:letter-kerning="true" style:font-name-asian="Times New Roman3" style:language-asian="ru" style:country-asian="RU" style:font-name-complex="Times New Roman3" style:language-complex="ar" style:country-complex="SA"/>
    </style:style>
    <style:style style:name="T36" style:family="text"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3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8" style:family="text"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T39" style:family="text">
      <style:text-properties style:font-name="Times New Roman" fo:font-size="14pt" officeooo:rsid="00175f55" style:font-size-asian="14pt" style:language-asian="ru" style:country-asian="RU" style:font-size-complex="14pt" style:language-complex="ar" style:country-complex="SA"/>
    </style:style>
    <style:style style:name="T40" style:family="text">
      <style:text-properties style:font-name="Times New Roman" fo:font-size="14pt" style:font-size-asian="14pt" style:font-size-complex="14pt"/>
    </style:style>
    <style:style style:name="T41" style:family="text">
      <style:text-properties style:font-name="Times New Roman"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42" style:family="text">
      <style:text-properties style:font-name="Times New Roman" fo:font-size="14pt" fo:language="en" fo:country="US" style:font-size-asian="14pt" style:font-size-complex="14pt"/>
    </style:style>
    <style:style style:name="T43" style:family="text">
      <style:text-properties style:font-name="Times New Roman" fo:font-size="14pt" fo:language="en" fo:country="US" officeooo:rsid="00184445" style:font-size-asian="14pt" style:font-size-complex="14pt"/>
    </style:style>
    <style:style style:name="T44" style:family="text">
      <style:text-properties style:font-name="Times New Roman" fo:font-size="14pt" fo:language="en" fo:country="US" style:font-size-asian="14pt" style:language-asian="ru" style:country-asian="RU" style:font-size-complex="14pt" style:language-complex="ar" style:country-complex="SA"/>
    </style:style>
    <style:style style:name="T45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46" style:family="text">
      <style:text-properties style:font-name="Times New Roman" fo:font-size="14pt" fo:language="en" fo:country="US" fo:font-weight="bold" officeooo:rsid="00184445" style:font-size-asian="14pt" style:font-weight-asian="bold" style:font-size-complex="14pt" style:font-weight-complex="bold"/>
    </style:style>
    <style:style style:name="T47" style:family="text">
      <style:text-properties officeooo:rsid="00175f55"/>
    </style:style>
    <style:style style:name="T48" style:family="text">
      <style:text-properties officeooo:rsid="00184445"/>
    </style:style>
    <style:style style:name="T49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МИНОБРНАУКИ РОССИИ</text:span></text:p>
      <text:p text:style-name="P7"><text:span text:style-name="T1">Санкт-Петербургский государственный</text:span></text:p>
      <text:p text:style-name="P7"><text:span text:style-name="T1">электротехнический университет</text:span></text:p>
      <text:p text:style-name="P7"><text:span text:style-name="T1">«ЛЭТИ» им. В.И. Ульянова (Ленина)</text:span></text:p>
      <text:p text:style-name="P7"><text:span text:style-name="T3">Кафедра МО ЭВМ</text:span></text:p>
      <text:p text:style-name="P5"/>
      <text:p text:style-name="P9"/>
      <text:p text:style-name="P9"/>
      <text:p text:style-name="P9"/>
      <text:p text:style-name="P9"/>
      <text:p text:style-name="P44"><text:span text:style-name="Book_20_Title"><text:span text:style-name="T2"/></text:span></text:p>
      <text:p text:style-name="P44"><text:span text:style-name="Book_20_Title"><text:span text:style-name="T2">отчет</text:span></text:span></text:p>
      <text:p text:style-name="P44"><text:span text:style-name="T36">по лабораторной работе №2</text:span></text:p>
      <text:p text:style-name="P44"><text:span text:style-name="T36">по дисциплине «Организация ЭВМ»</text:span></text:p>
      <text:p text:style-name="P44"><text:span text:style-name="Book_20_Title"><text:span text:style-name="T6">Тема: Изучение режимов адресации</text:span></text:span><text:span text:style-name="Book_20_Title"><text:span text:style-name="T7"> </text:span></text:span><text:span text:style-name="Book_20_Title"><text:span text:style-name="T6">и</text:span></text:span></text:p>
      <text:p text:style-name="P44"><text:span text:style-name="Book_20_Title"><text:span text:style-name="T6">формирования исполнительного адреса</text:span></text:span></text:p>
      <text:p text:style-name="P9"/>
      <text:p text:style-name="P9"/>
      <text:p text:style-name="P9"/>
      <text:p text:style-name="P9"/>
      <text:p text:style-name="P9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8">Студент гр. 9383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7"><text:span text:style-name="T21">Чумак</text:span> <text:span text:style-name="T21">М</text:span>.<text:span text:style-name="T21">А</text:span>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7">Ефремов М.А.</text:p>
          </table:table-cell>
        </table:table-row>
      </table:table>
      <text:p text:style-name="P10"/>
      <text:p text:style-name="P10"/>
      <text:p text:style-name="P7"><text:span text:style-name="T9">Санкт-Петербург</text:span></text:p>
      <text:p text:style-name="P7"><text:span text:style-name="T9">2020</text:span></text:p>
      <text:h text:style-name="P4" text:outline-level="2"><text:tab/>Цель работы.</text:h>
      <text:p text:style-name="P26">Изучить работу режимов адресации, используя программу на языке Ассемблера.</text:p>
      <text:p text:style-name="P26"><text:span text:style-name="T5">Задание.</text:span></text:p>
      <text:p text:style-name="P29"><text:span text:style-name="T11">Лабораторная работа 2 предназначена для изучения режимов адресации, использует готовую программу lr2_comp.asm на Ассемблере, которая <text:s/>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 <text:s/>В программу введен ряд ошибок, которые необходимо объяснить в отчете по работе, <text:s/>а <text:s/>соответствующие команды закомментировать для прохождения трансляции. Необходимо составить протокол выполнения программы <text:s/>в пошаговом режиме отладчика по типу <text:s/>таблицы 1 <text:s/>предыдущей лабораторной работы <text:s/>и <text:s/>подписать его <text:s/>у преподавателя. <text:s/>На <text:s/>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<text:s/>объяснения.</text:span></text:p>
      <text:p text:style-name="P29"><text:span text:style-name="T4">Порядок выполнения работы.</text:span></text:p>
      <text:list xml:id="list1690369448" text:style-name="L1">
        <text:list-item>
          <text:p text:style-name="P34"><text:span text:style-name="T41">Получить у преподавателя вариант набора значений <text:s/>исходных данных (массивов) vec1, vec2 <text:s/>и matr из файла lr2.dat, приведенного в каталоге Задания <text:s/>и занести свои данные <text:s/>вместо значений, указанных в приведенной ниже программе. </text:span></text:p>
        </text:list-item>
        <text:list-item>
          <text:p text:style-name="P34"><text:span text:style-name="T41">Протранслировать программу с созданием файла диагностических сообщений; объяснить обнаруженные ошибки <text:s/>и закомментировать соответствующие операторы в тексте программы. </text:span></text:p>
        </text:list-item>
        <text:list-item>
          <text:p text:style-name="P34"><text:span text:style-name="T41">Снова <text:s/>протранслировать программу <text:s/>и <text:s/>скомпоновать загрузочный модуль. </text:span></text:p>
        </text:list-item>
        <text:list-item>
          <text:p text:style-name="P34"><text:soft-page-break/><text:span text:style-name="T41">Выполнить программу в пошаговом режиме под управлением отладчика с фиксацией содержимого используемых <text:s/>регистров <text:s/>и <text:s/>ячеек <text:s/>памяти <text:s/>до <text:s/>и <text:s/>после выполнения команды. <text:s/></text:span></text:p>
        </text:list-item>
        <text:list-item>
          <text:p text:style-name="P34"><text:span text:style-name="T41">Результаты прогона программы под управлением отладчика должны быть подписаны преподавателем и представлены в отчете.</text:span></text:p>
        </text:list-item>
      </text:list>
      <text:p text:style-name="P37"><text:span text:style-name="T38">Вариант №</text:span><text:span text:style-name="T22">9</text:span><text:span text:style-name="T38">:</text:span></text:p>
      <text:p text:style-name="P28"><text:span text:style-name="T8">vec1 DB 31,32,33,34,38,37,36,35</text:span></text:p>
      <text:p text:style-name="P28"><text:span text:style-name="T8">vec2 DB 50,60,-50,-60,70,80,-70,-80</text:span></text:p>
      <text:p text:style-name="P28"><text:span text:style-name="T8">matr DB -4,-3,7,8,-2,-1,5,6,-8,-7,3,4,-6,-5,1,2</text:span></text:p>
      <text:p text:style-name="P36"/>
      <text:h text:style-name="P3" text:outline-level="2"><text:tab/>Выполнение работы.</text:h>
      <text:p text:style-name="P26">Описание ошибок, обнаруженных при первоначальной трансляции:</text:p>
      <text:list xml:id="list4005167771" text:style-name="WWNum2">
        <text:list-item>
          <text:p text:style-name="P27"><text:span text:style-name="T16">mov mem3,[bx] - LR.ASM(41): error A2052: Improper operand type</text:span></text:p>
        </text:list-item>
      </text:list>
      <text:p text:style-name="P38">Перемещение данных из памяти в память недопустим. Перемещать возможно только между двумя регистрами или регистрами и памятью.</text:p>
      <text:list xml:id="list180306948919928" text:continue-numbering="true" text:style-name="WWNum2">
        <text:list-item>
          <text:p text:style-name="P27"><text:span text:style-name="T16">mov cx,vec2[di] - LR.ASM(48): warning A4031: Operand types must match</text:span></text:p>
        </text:list-item>
      </text:list>
      <text:p text:style-name="P26">Несовпадение размеров операндов. Регистр <text:span text:style-name="T12">cx</text:span> имеет размер в 2 байта, а элемент массива <text:span text:style-name="T12">vec</text:span>2 – 1 байт.</text:p>
      <text:list xml:id="list180305975798317" text:continue-numbering="true" text:style-name="WWNum2">
        <text:list-item>
          <text:p text:style-name="P27"><text:span text:style-name="T16">mov cx,matr[bx][di] - LR.ASM(52): warning A4031: Operand types must match</text:span></text:p>
        </text:list-item>
      </text:list>
      <text:p text:style-name="P26">Несовпадение размеров операндов. Регистр <text:span text:style-name="T12">cx</text:span> имеет размер в 2 байта, а элемент массива(матрицы) <text:span text:style-name="T12">matr</text:span> – 1 байт.</text:p>
      <text:list xml:id="list180305957446774" text:continue-numbering="true" text:style-name="WWNum2">
        <text:list-item>
          <text:p text:style-name="P27"><text:span text:style-name="T16">mov ax,matr[bx*4][di] - LR.ASM(53): error A2055: Illegal register value</text:span></text:p>
        </text:list-item>
      </text:list>
      <text:p text:style-name="P38">Недопустимое значение регистра. Нельзя умножать 2х байтные регистры.</text:p>
      <text:list xml:id="list180307330786007" text:continue-numbering="true" text:style-name="WWNum2">
        <text:list-item>
          <text:p text:style-name="P27"><text:span text:style-name="T16">mov ax,matr[bp+bx] - LR.ASM(72): error A2046: Multiple base registers</text:span></text:p>
        </text:list-item>
      </text:list>
      <text:p text:style-name="P26">Недопустимое использование более одного базового регистра для адресации</text:p>
      <text:list xml:id="list180307272173501" text:continue-numbering="true" text:style-name="WWNum2">
        <text:list-item>
          <text:p text:style-name="P27"><text:soft-page-break/><text:span text:style-name="T16">mov ax,matr[bp+di+si] - LR.ASM(73): error A2047: Multiple index registers</text:span></text:p>
        </text:list-item>
      </text:list>
      <text:p text:style-name="P26">Недопустимое использование более одного индексного регистра.</text:p>
      <text:p text:style-name="P26"/>
      <text:h text:style-name="P3" text:outline-level="2"><text:tab/>Вывод.</text:h>
      <text:p text:style-name="P6"><text:span text:style-name="T8">В результате работы была </text:span>изучена работа режимов адресации с использованием программы на языке Ассемблера.</text:p>
      <text:p text:style-name="P26"/>
      <text:h text:style-name="P2" text:outline-level="1">ПРОТОКОЛ</text:h>
      <text:p text:style-name="P45"><text:span text:style-name="T40">Таблица </text:span><text:span text:style-name="T42">1. </text:span><text:span text:style-name="T25">Результат выполнения программы в пошаг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15"><text:span text:style-name="T8">Адрес команды</text:span></text:p>
          </table:table-cell>
          <table:table-cell table:style-name="Таблица2.A1" table:number-rows-spanned="2" office:value-type="string">
            <text:p text:style-name="P15"><text:span text:style-name="T8">Символический код <text:s/>команды</text:span></text:p>
          </table:table-cell>
          <table:table-cell table:style-name="Таблица2.A1" table:number-rows-spanned="2" office:value-type="string">
            <text:p text:style-name="P15"><text:span text:style-name="T8">16-ричный <text:s/>код команды</text:span></text:p>
          </table:table-cell>
          <table:table-cell table:style-name="Таблица2.D1" office:value-type="string">
            <text:p text:style-name="P15"><text:span text:style-name="T8">Содержимое регистров и ячеек памяти</text:span></text:p>
          </table:table-cell>
          <table:table-cell table:style-name="Таблица2.E1" office:value-type="string">
            <text:p text:style-name="P19"/>
          </table:table-cell>
        </table:table-row>
        <table:table-row table:style-name="Таблица2.1">
          <table:covered-table-cell/>
          <table:covered-table-cell/>
          <table:covered-table-cell/>
          <table:table-cell table:style-name="Таблица2.A1" office:value-type="string">
            <text:p text:style-name="P15"><text:span text:style-name="T8">до выполнения</text:span></text:p>
          </table:table-cell>
          <table:table-cell table:style-name="Таблица2.A1" office:value-type="string">
            <text:p text:style-name="P15"><text:span text:style-name="T8">После выполнения</text:span></text:p>
          </table:table-cell>
        </table:table-row>
        <table:table-row table:style-name="Таблица2.3">
          <table:table-cell table:style-name="Таблица2.A1" office:value-type="string">
            <text:p text:style-name="P15"><text:span text:style-name="T8">0000</text:span></text:p>
          </table:table-cell>
          <table:table-cell table:style-name="Таблица2.A1" office:value-type="string">
            <text:p text:style-name="P15"><text:span text:style-name="T13">PUSH DS</text:span></text:p>
          </table:table-cell>
          <table:table-cell table:style-name="Таблица2.A1" office:value-type="string">
            <text:p text:style-name="P15"><text:span text:style-name="T13">1E</text:span></text:p>
          </table:table-cell>
          <table:table-cell table:style-name="Таблица2.A1" office:value-type="string">
            <text:p text:style-name="P15"><text:span text:style-name="T13">(SP) = 0018</text:span></text:p>
            <text:p text:style-name="P15"><text:span text:style-name="T13">(DS) = 19F5</text:span></text:p>
            <text:p text:style-name="P15"><text:span text:style-name="T13">Stack:+0 0000</text:span></text:p>
          </table:table-cell>
          <table:table-cell table:style-name="Таблица2.A1" office:value-type="string">
            <text:p text:style-name="P15"><text:span text:style-name="T13">(SP) = 0016</text:span></text:p>
            <text:p text:style-name="P15"><text:span text:style-name="T13">(DS) = 19F5</text:span></text:p>
            <text:p text:style-name="P15"><text:span text:style-name="T13">Stack: +0 19F5</text:span></text:p>
          </table:table-cell>
        </table:table-row>
        <table:table-row table:style-name="Таблица2.4">
          <table:table-cell table:style-name="Таблица2.A1" office:value-type="string">
            <text:p text:style-name="P15"><text:span text:style-name="T13">000</text:span><text:span text:style-name="T8">1</text:span></text:p>
          </table:table-cell>
          <table:table-cell table:style-name="Таблица2.A1" office:value-type="string">
            <text:p text:style-name="P15"><text:span text:style-name="T13">SUB AX, AX</text:span></text:p>
          </table:table-cell>
          <table:table-cell table:style-name="Таблица2.A1" office:value-type="string">
            <text:p text:style-name="P15"><text:span text:style-name="T13">2BC0</text:span></text:p>
          </table:table-cell>
          <table:table-cell table:style-name="Таблица2.A1" office:value-type="string">
            <text:p text:style-name="P15"><text:span text:style-name="T13">(AX) = 0000</text:span></text:p>
          </table:table-cell>
          <table:table-cell table:style-name="Таблица2.A1" office:value-type="string">
            <text:p text:style-name="P15"><text:span text:style-name="T13">(AX) = 0000</text:span></text:p>
          </table:table-cell>
        </table:table-row>
        <table:table-row table:style-name="Таблица2.5">
          <table:table-cell table:style-name="Таблица2.A1" office:value-type="string">
            <text:p text:style-name="P15"><text:span text:style-name="T13">000</text:span><text:span text:style-name="T8">3</text:span></text:p>
          </table:table-cell>
          <table:table-cell table:style-name="Таблица2.A1" office:value-type="string">
            <text:p text:style-name="P15"><text:span text:style-name="T13">PUSH AX</text:span></text:p>
          </table:table-cell>
          <table:table-cell table:style-name="Таблица2.A1" office:value-type="string">
            <text:p text:style-name="P15"><text:span text:style-name="T13">50</text:span></text:p>
          </table:table-cell>
          <table:table-cell table:style-name="Таблица2.A1" office:value-type="string">
            <text:p text:style-name="P15"><text:span text:style-name="T13">(SP) = 0016</text:span></text:p>
            <text:p text:style-name="P15"><text:span text:style-name="T13">(AX) = 0000</text:span></text:p>
            <text:p text:style-name="P15"><text:span text:style-name="T13">Stack: +0 19F5</text:span></text:p>
          </table:table-cell>
          <table:table-cell table:style-name="Таблица2.A1" office:value-type="string">
            <text:p text:style-name="P15"><text:span text:style-name="T13">(SP) = 0014</text:span></text:p>
            <text:p text:style-name="P15"><text:span text:style-name="T13">(AX) = 0000</text:span></text:p>
            <text:p text:style-name="P15"><text:span text:style-name="T13">Stack: +0 0000</text:span></text:p>
          </table:table-cell>
        </table:table-row>
        <table:table-row table:style-name="Таблица2.6">
          <table:table-cell table:style-name="Таблица2.A1" office:value-type="string">
            <text:p text:style-name="P15"><text:span text:style-name="T13">000</text:span><text:span text:style-name="T8">4</text:span></text:p>
          </table:table-cell>
          <table:table-cell table:style-name="Таблица2.A1" office:value-type="string">
            <text:p text:style-name="P15"><text:span text:style-name="T13">MOV AX, 1A07</text:span></text:p>
          </table:table-cell>
          <table:table-cell table:style-name="Таблица2.A1" office:value-type="string">
            <text:p text:style-name="P15"><text:span text:style-name="T13">B8071A</text:span></text:p>
          </table:table-cell>
          <table:table-cell table:style-name="Таблица2.A1" office:value-type="string">
            <text:p text:style-name="P15"><text:span text:style-name="T13">(AX) = 0000</text:span></text:p>
          </table:table-cell>
          <table:table-cell table:style-name="Таблица2.A1" office:value-type="string">
            <text:p text:style-name="P15"><text:span text:style-name="T13">(AX) = 1A07</text:span></text:p>
          </table:table-cell>
        </table:table-row>
        <table:table-row table:style-name="Таблица2.7">
          <table:table-cell table:style-name="Таблица2.A1" office:value-type="string">
            <text:p text:style-name="P15"><text:span text:style-name="T13">000</text:span><text:span text:style-name="T8">7</text:span></text:p>
          </table:table-cell>
          <table:table-cell table:style-name="Таблица2.A1" office:value-type="string">
            <text:p text:style-name="P15"><text:span text:style-name="T13">MOV DS, AX</text:span></text:p>
          </table:table-cell>
          <table:table-cell table:style-name="Таблица2.A1" office:value-type="string">
            <text:p text:style-name="P15"><text:span text:style-name="T13">8ED8</text:span></text:p>
          </table:table-cell>
          <table:table-cell table:style-name="Таблица2.A1" office:value-type="string">
            <text:p text:style-name="P15"><text:span text:style-name="T13">(DS) = 19F5</text:span></text:p>
          </table:table-cell>
          <table:table-cell table:style-name="Таблица2.A1" office:value-type="string">
            <text:p text:style-name="P15"><text:span text:style-name="T13">(DS) = 1A07</text:span></text:p>
          </table:table-cell>
        </table:table-row>
        <table:table-row table:style-name="Таблица2.8">
          <table:table-cell table:style-name="Таблица2.A1" office:value-type="string">
            <text:p text:style-name="P15"><text:span text:style-name="T13">000</text:span><text:span text:style-name="T8">9</text:span></text:p>
          </table:table-cell>
          <table:table-cell table:style-name="Таблица2.A1" office:value-type="string">
            <text:p text:style-name="P15"><text:span text:style-name="T13">MOV AX, 01F4</text:span></text:p>
          </table:table-cell>
          <table:table-cell table:style-name="Таблица2.A1" office:value-type="string">
            <text:p text:style-name="P15"><text:span text:style-name="T13">B8F401</text:span></text:p>
          </table:table-cell>
          <table:table-cell table:style-name="Таблица2.A1" office:value-type="string">
            <text:p text:style-name="P15"><text:span text:style-name="T13">(AX) = 1A07</text:span></text:p>
          </table:table-cell>
          <table:table-cell table:style-name="Таблица2.A1" office:value-type="string">
            <text:p text:style-name="P15"><text:span text:style-name="T13">(AX) = 01F4</text:span></text:p>
          </table:table-cell>
        </table:table-row>
        <table:table-row table:style-name="Таблица2.9">
          <table:table-cell table:style-name="Таблица2.A1" office:value-type="string">
            <text:p text:style-name="P15"><text:span text:style-name="T13">00</text:span><text:span text:style-name="T8">0С</text:span></text:p>
          </table:table-cell>
          <table:table-cell table:style-name="Таблица2.A1" office:value-type="string">
            <text:p text:style-name="P15"><text:span text:style-name="T13">MOV CX, AX</text:span></text:p>
          </table:table-cell>
          <table:table-cell table:style-name="Таблица2.A1" office:value-type="string">
            <text:p text:style-name="P15"><text:span text:style-name="T13">8BC8</text:span></text:p>
          </table:table-cell>
          <table:table-cell table:style-name="Таблица2.A1" office:value-type="string">
            <text:p text:style-name="P11"><text:span text:style-name="T44">(CX) = 00</text:span><text:span text:style-name="T28">B0</text:span></text:p>
          </table:table-cell>
          <table:table-cell table:style-name="Таблица2.A1" office:value-type="string">
            <text:p text:style-name="P15"><text:span text:style-name="T13">(SP) = 01F4</text:span></text:p>
          </table:table-cell>
        </table:table-row>
        <table:table-row table:style-name="Таблица2.10">
          <table:table-cell table:style-name="Таблица2.A1" office:value-type="string">
            <text:p text:style-name="P15"><text:span text:style-name="T13">000E</text:span></text:p>
          </table:table-cell>
          <table:table-cell table:style-name="Таблица2.A1" office:value-type="string">
            <text:p text:style-name="P15"><text:span text:style-name="T13">MOV BL, 24</text:span></text:p>
          </table:table-cell>
          <table:table-cell table:style-name="Таблица2.A1" office:value-type="string">
            <text:p text:style-name="P15"><text:span text:style-name="T13">B324</text:span></text:p>
          </table:table-cell>
          <table:table-cell table:style-name="Таблица2.A1" office:value-type="string">
            <text:p text:style-name="P15"><text:span text:style-name="T13">(BX) = 0000</text:span></text:p>
          </table:table-cell>
          <table:table-cell table:style-name="Таблица2.A1" office:value-type="string">
            <text:p text:style-name="P15"><text:span text:style-name="T13">(BX) = 0024</text:span></text:p>
          </table:table-cell>
        </table:table-row>
        <table:table-row table:style-name="Таблица2.11">
          <table:table-cell table:style-name="Таблица2.A1" office:value-type="string">
            <text:p text:style-name="P15"><text:span text:style-name="T13">0010</text:span></text:p>
          </table:table-cell>
          <table:table-cell table:style-name="Таблица2.A1" office:value-type="string">
            <text:p text:style-name="P15"><text:span text:style-name="T13">MOV BH, CE</text:span></text:p>
          </table:table-cell>
          <table:table-cell table:style-name="Таблица2.A1" office:value-type="string">
            <text:p text:style-name="P15"><text:span text:style-name="T13">B7CE</text:span></text:p>
          </table:table-cell>
          <table:table-cell table:style-name="Таблица2.A1" office:value-type="string">
            <text:p text:style-name="P15"><text:span text:style-name="T13">(BX) = 0024</text:span></text:p>
          </table:table-cell>
          <table:table-cell table:style-name="Таблица2.A1" office:value-type="string">
            <text:p text:style-name="P15"><text:span text:style-name="T13">(BX) = CE24</text:span></text:p>
          </table:table-cell>
        </table:table-row>
        <table:table-row table:style-name="Таблица2.12">
          <table:table-cell table:style-name="Таблица2.A1" office:value-type="string">
            <text:p text:style-name="P15"><text:span text:style-name="T13">0012</text:span></text:p>
          </table:table-cell>
          <table:table-cell table:style-name="Таблица2.A1" office:value-type="string">
            <text:p text:style-name="P15"><text:span text:style-name="T13">MOV [0002], FFCE</text:span></text:p>
          </table:table-cell>
          <table:table-cell table:style-name="Таблица2.A1" office:value-type="string">
            <text:p text:style-name="P15"><text:span text:style-name="T13">C7060200CEFF</text:span></text:p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0"/>
          </table:table-cell>
        </table:table-row>
        <table:table-row table:style-name="Таблица2.13">
          <table:table-cell table:style-name="Таблица2.A1" office:value-type="string">
            <text:p text:style-name="P15"><text:span text:style-name="T13">0018</text:span></text:p>
          </table:table-cell>
          <table:table-cell table:style-name="Таблица2.A1" office:value-type="string">
            <text:p text:style-name="P15"><text:span text:style-name="T13">MOV BX, 0006</text:span></text:p>
          </table:table-cell>
          <table:table-cell table:style-name="Таблица2.A1" office:value-type="string">
            <text:p text:style-name="P15"><text:span text:style-name="T13">BB0600</text:span></text:p>
          </table:table-cell>
          <table:table-cell table:style-name="Таблица2.A1" office:value-type="string">
            <text:p text:style-name="P15"><text:span text:style-name="T13">(BX) = CE24</text:span></text:p>
          </table:table-cell>
          <table:table-cell table:style-name="Таблица2.A1" office:value-type="string">
            <text:p text:style-name="P15"><text:span text:style-name="T13">(BX) = 0006</text:span></text:p>
          </table:table-cell>
        </table:table-row>
        <table:table-row table:style-name="Таблица2.14">
          <table:table-cell table:style-name="Таблица2.A1" office:value-type="string">
            <text:p text:style-name="P15"><text:span text:style-name="T13">001B</text:span></text:p>
          </table:table-cell>
          <table:table-cell table:style-name="Таблица2.A1" office:value-type="string">
            <text:p text:style-name="P15"><text:span text:style-name="T13">MOV [0000], AX</text:span></text:p>
          </table:table-cell>
          <table:table-cell table:style-name="Таблица2.A1" office:value-type="string">
            <text:p text:style-name="P15"><text:span text:style-name="T13">A30000</text:span></text:p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0"/>
          </table:table-cell>
        </table:table-row>
        <table:table-row table:style-name="Таблица2.15">
          <table:table-cell table:style-name="Таблица2.A1" office:value-type="string">
            <text:p text:style-name="P15"><text:span text:style-name="T13">001E</text:span></text:p>
          </table:table-cell>
          <table:table-cell table:style-name="Таблица2.A1" office:value-type="string">
            <text:p text:style-name="P15"><text:span text:style-name="T13">MOV AL, [BX]</text:span></text:p>
          </table:table-cell>
          <table:table-cell table:style-name="Таблица2.A1" office:value-type="string">
            <text:p text:style-name="P15"><text:span text:style-name="T13">8A07</text:span></text:p>
          </table:table-cell>
          <table:table-cell table:style-name="Таблица2.A1" office:value-type="string">
            <text:p text:style-name="P15"><text:span text:style-name="T13">(AX) = 01F4</text:span></text:p>
          </table:table-cell>
          <table:table-cell table:style-name="Таблица2.A1" office:value-type="string">
            <text:p text:style-name="P11"><text:span text:style-name="T44">(AX) = 011</text:span><text:span text:style-name="T29">F</text:span></text:p>
          </table:table-cell>
        </table:table-row>
        <table:table-row table:style-name="Таблица2.16">
          <table:table-cell table:style-name="Таблица2.A1" office:value-type="string">
            <text:p text:style-name="P15"><text:span text:style-name="T13">0020</text:span></text:p>
          </table:table-cell>
          <table:table-cell table:style-name="Таблица2.A1" office:value-type="string">
            <text:p text:style-name="P15"><text:span text:style-name="T13">MOV AL, [BX+03]</text:span></text:p>
          </table:table-cell>
          <table:table-cell table:style-name="Таблица2.A1" office:value-type="string">
            <text:p text:style-name="P15"><text:span text:style-name="T13">8A4703</text:span></text:p>
          </table:table-cell>
          <table:table-cell table:style-name="Таблица2.A1" office:value-type="string">
            <text:p text:style-name="P11"><text:span text:style-name="T38">(</text:span><text:span text:style-name="T44">AX</text:span><text:span text:style-name="T38">)</text:span><text:span text:style-name="T44"> = 011</text:span><text:span text:style-name="T29">F</text:span></text:p>
          </table:table-cell>
          <table:table-cell table:style-name="Таблица2.A1" office:value-type="string">
            <text:p text:style-name="P11"><text:span text:style-name="T44">(AX) = 01</text:span><text:span text:style-name="T29">22</text:span></text:p>
          </table:table-cell>
        </table:table-row>
        <table:table-row table:style-name="Таблица2.17">
          <table:table-cell table:style-name="Таблица2.A1" office:value-type="string">
            <text:p text:style-name="P15"><text:span text:style-name="T13">0023</text:span></text:p>
          </table:table-cell>
          <table:table-cell table:style-name="Таблица2.A1" office:value-type="string">
            <text:p text:style-name="P15"><text:span text:style-name="T13">MOV CX, [BX+03]</text:span></text:p>
          </table:table-cell>
          <table:table-cell table:style-name="Таблица2.A1" office:value-type="string">
            <text:p text:style-name="P15"><text:span text:style-name="T13">8B4F03</text:span></text:p>
          </table:table-cell>
          <table:table-cell table:style-name="Таблица2.A1" office:value-type="string">
            <text:p text:style-name="P15"><text:span text:style-name="T13">(CX) = 01F4</text:span></text:p>
          </table:table-cell>
          <table:table-cell table:style-name="Таблица2.A1" office:value-type="string">
            <text:p text:style-name="P11"><text:span text:style-name="T44">(CX) = </text:span><text:span text:style-name="T29">2622</text:span></text:p>
          </table:table-cell>
        </table:table-row>
        <table:table-row table:style-name="Таблица2.18">
          <table:table-cell table:style-name="Таблица2.A1" office:value-type="string">
            <text:p text:style-name="P15"><text:span text:style-name="T13">0026</text:span></text:p>
          </table:table-cell>
          <table:table-cell table:style-name="Таблица2.A1" office:value-type="string">
            <text:p text:style-name="P15"><text:span text:style-name="T13">MOV DI, 0002</text:span></text:p>
          </table:table-cell>
          <table:table-cell table:style-name="Таблица2.A1" office:value-type="string">
            <text:p text:style-name="P15"><text:span text:style-name="T13">BF0200</text:span></text:p>
          </table:table-cell>
          <table:table-cell table:style-name="Таблица2.A1" office:value-type="string">
            <text:p text:style-name="P15"><text:span text:style-name="T13">(DI) = 0000</text:span></text:p>
          </table:table-cell>
          <table:table-cell table:style-name="Таблица2.A1" office:value-type="string">
            <text:p text:style-name="P15"><text:span text:style-name="T13">(DI) = 0002</text:span></text:p>
          </table:table-cell>
        </table:table-row>
        <table:table-row table:style-name="Таблица2.19">
          <table:table-cell table:style-name="Таблица2.A1" office:value-type="string">
            <text:p text:style-name="P15"><text:span text:style-name="T13">0029</text:span></text:p>
          </table:table-cell>
          <table:table-cell table:style-name="Таблица2.A1" office:value-type="string">
            <text:p text:style-name="P15"><text:span text:style-name="T13">MOV AL, [000E+DI]</text:span></text:p>
          </table:table-cell>
          <table:table-cell table:style-name="Таблица2.A1" office:value-type="string">
            <text:p text:style-name="P15"><text:span text:style-name="T13">8A850E00</text:span></text:p>
          </table:table-cell>
          <table:table-cell table:style-name="Таблица2.A1" office:value-type="string">
            <text:p text:style-name="P16"><text:span text:style-name="T13">(AX) = 01</text:span><text:span text:style-name="T34">22</text:span></text:p>
          </table:table-cell>
          <table:table-cell table:style-name="Таблица2.A1" office:value-type="string">
            <text:p text:style-name="P11"><text:span text:style-name="T38">(</text:span><text:span text:style-name="T44">AX</text:span><text:span text:style-name="T38">)</text:span><text:span text:style-name="T44"> = 01</text:span><text:span text:style-name="T30">CE</text:span></text:p>
          </table:table-cell>
        </table:table-row>
        <text:soft-page-break/>
        <table:table-row table:style-name="Таблица2.20">
          <table:table-cell table:style-name="Таблица2.A1" office:value-type="string">
            <text:p text:style-name="P15"><text:span text:style-name="T13">002D</text:span></text:p>
          </table:table-cell>
          <table:table-cell table:style-name="Таблица2.A1" office:value-type="string">
            <text:p text:style-name="P15"><text:span text:style-name="T13">MOV BX, 0003</text:span></text:p>
          </table:table-cell>
          <table:table-cell table:style-name="Таблица2.A1" office:value-type="string">
            <text:p text:style-name="P15"><text:span text:style-name="T13">BB0300</text:span></text:p>
          </table:table-cell>
          <table:table-cell table:style-name="Таблица2.A1" office:value-type="string">
            <text:p text:style-name="P15"><text:span text:style-name="T13">(BX) = 0006</text:span></text:p>
          </table:table-cell>
          <table:table-cell table:style-name="Таблица2.A1" office:value-type="string">
            <text:p text:style-name="P15"><text:span text:style-name="T13">(BX) = 0003</text:span></text:p>
          </table:table-cell>
        </table:table-row>
        <table:table-row table:style-name="Таблица2.21">
          <table:table-cell table:style-name="Таблица2.A1" office:value-type="string">
            <text:p text:style-name="P15"><text:span text:style-name="T13">0030</text:span></text:p>
          </table:table-cell>
          <table:table-cell table:style-name="Таблица2.A1" office:value-type="string">
            <text:p text:style-name="P15"><text:span text:style-name="T13">MOV AL, [0016+BX+DI]</text:span></text:p>
          </table:table-cell>
          <table:table-cell table:style-name="Таблица2.A1" office:value-type="string">
            <text:p text:style-name="P15"><text:span text:style-name="T13">8A811600</text:span></text:p>
          </table:table-cell>
          <table:table-cell table:style-name="Таблица2.A1" office:value-type="string">
            <text:p text:style-name="P16"><text:span text:style-name="T13">(AX) = 01</text:span><text:span text:style-name="T35">CE</text:span></text:p>
          </table:table-cell>
          <table:table-cell table:style-name="Таблица2.A1" office:value-type="string">
            <text:p text:style-name="P11"><text:span text:style-name="T44">(AX) = 01</text:span><text:span text:style-name="T30">FF</text:span></text:p>
          </table:table-cell>
        </table:table-row>
        <table:table-row table:style-name="Таблица2.22">
          <table:table-cell table:style-name="Таблица2.A1" office:value-type="string">
            <text:p text:style-name="P15"><text:span text:style-name="T13">0034</text:span></text:p>
          </table:table-cell>
          <table:table-cell table:style-name="Таблица2.A1" office:value-type="string">
            <text:p text:style-name="P15"><text:span text:style-name="T13">MOV AX, 1A07</text:span></text:p>
          </table:table-cell>
          <table:table-cell table:style-name="Таблица2.A1" office:value-type="string">
            <text:p text:style-name="P15"><text:span text:style-name="T13">B8071A</text:span></text:p>
          </table:table-cell>
          <table:table-cell table:style-name="Таблица2.A1" office:value-type="string">
            <text:p text:style-name="P11"><text:span text:style-name="T44">(AX) = 01</text:span><text:span text:style-name="T30">FF</text:span></text:p>
          </table:table-cell>
          <table:table-cell table:style-name="Таблица2.A1" office:value-type="string">
            <text:p text:style-name="P15"><text:span text:style-name="T13">(AX) = 1A07</text:span></text:p>
          </table:table-cell>
        </table:table-row>
        <table:table-row table:style-name="Таблица2.23">
          <table:table-cell table:style-name="Таблица2.A1" office:value-type="string">
            <text:p text:style-name="P15"><text:span text:style-name="T13">0037</text:span></text:p>
          </table:table-cell>
          <table:table-cell table:style-name="Таблица2.A1" office:value-type="string">
            <text:p text:style-name="P15"><text:span text:style-name="T13">MOV ES, AX</text:span></text:p>
          </table:table-cell>
          <table:table-cell table:style-name="Таблица2.A1" office:value-type="string">
            <text:p text:style-name="P15"><text:span text:style-name="T13">8EC0</text:span></text:p>
          </table:table-cell>
          <table:table-cell table:style-name="Таблица2.A1" office:value-type="string">
            <text:p text:style-name="P15"><text:span text:style-name="T13">(ES) = 19F5</text:span></text:p>
          </table:table-cell>
          <table:table-cell table:style-name="Таблица2.A1" office:value-type="string">
            <text:p text:style-name="P15"><text:span text:style-name="T13">(ES) = 1A07</text:span></text:p>
          </table:table-cell>
        </table:table-row>
        <table:table-row table:style-name="Таблица2.24">
          <table:table-cell table:style-name="Таблица2.A1" office:value-type="string">
            <text:p text:style-name="P15"><text:span text:style-name="T13">0039</text:span></text:p>
          </table:table-cell>
          <table:table-cell table:style-name="Таблица2.A1" office:value-type="string">
            <text:p text:style-name="P15"><text:span text:style-name="T13">MOV AX, ES:[BX]</text:span></text:p>
          </table:table-cell>
          <table:table-cell table:style-name="Таблица2.A1" office:value-type="string">
            <text:p text:style-name="P15"><text:span text:style-name="T13">268B07</text:span></text:p>
          </table:table-cell>
          <table:table-cell table:style-name="Таблица2.A1" office:value-type="string">
            <text:p text:style-name="P15"><text:span text:style-name="T13">(AX) = 1A07</text:span></text:p>
          </table:table-cell>
          <table:table-cell table:style-name="Таблица2.A1" office:value-type="string">
            <text:p text:style-name="P15"><text:span text:style-name="T13">(AX) = 00FF</text:span></text:p>
          </table:table-cell>
        </table:table-row>
        <table:table-row table:style-name="Таблица2.25">
          <table:table-cell table:style-name="Таблица2.A1" office:value-type="string">
            <text:p text:style-name="P15"><text:span text:style-name="T13">003C</text:span></text:p>
          </table:table-cell>
          <table:table-cell table:style-name="Таблица2.A1" office:value-type="string">
            <text:p text:style-name="P15"><text:span text:style-name="T13">MOV AX, 0000</text:span></text:p>
          </table:table-cell>
          <table:table-cell table:style-name="Таблица2.A1" office:value-type="string">
            <text:p text:style-name="P15"><text:span text:style-name="T13">B80000</text:span></text:p>
          </table:table-cell>
          <table:table-cell table:style-name="Таблица2.A1" office:value-type="string">
            <text:p text:style-name="P15"><text:span text:style-name="T8">(</text:span><text:span text:style-name="T13">AX</text:span><text:span text:style-name="T8">)</text:span><text:span text:style-name="T13"> = 00FF</text:span></text:p>
          </table:table-cell>
          <table:table-cell table:style-name="Таблица2.A1" office:value-type="string">
            <text:p text:style-name="P15"><text:span text:style-name="T13">(AX) = 0000</text:span></text:p>
          </table:table-cell>
        </table:table-row>
        <table:table-row table:style-name="Таблица2.26">
          <table:table-cell table:style-name="Таблица2.A1" office:value-type="string">
            <text:p text:style-name="P11"><text:span text:style-name="T38">003</text:span><text:span text:style-name="T23">F</text:span></text:p>
          </table:table-cell>
          <table:table-cell table:style-name="Таблица2.A1" office:value-type="string">
            <text:p text:style-name="P15"><text:span text:style-name="T13">MOV ES, AX</text:span></text:p>
          </table:table-cell>
          <table:table-cell table:style-name="Таблица2.A1" office:value-type="string">
            <text:p text:style-name="P15"><text:span text:style-name="T13">8EC0</text:span></text:p>
          </table:table-cell>
          <table:table-cell table:style-name="Таблица2.A1" office:value-type="string">
            <text:p text:style-name="P15"><text:span text:style-name="T13">(ES) = 1A07</text:span></text:p>
          </table:table-cell>
          <table:table-cell table:style-name="Таблица2.A1" office:value-type="string">
            <text:p text:style-name="P15"><text:span text:style-name="T13">(ES) = 0000</text:span></text:p>
          </table:table-cell>
        </table:table-row>
        <table:table-row table:style-name="Таблица2.27">
          <table:table-cell table:style-name="Таблица2.A1" office:value-type="string">
            <text:p text:style-name="P15"><text:span text:style-name="T8">0041</text:span></text:p>
          </table:table-cell>
          <table:table-cell table:style-name="Таблица2.A1" office:value-type="string">
            <text:p text:style-name="P15"><text:span text:style-name="T13">PUSH DS</text:span></text:p>
          </table:table-cell>
          <table:table-cell table:style-name="Таблица2.A1" office:value-type="string">
            <text:p text:style-name="P15"><text:span text:style-name="T13">1E</text:span></text:p>
          </table:table-cell>
          <table:table-cell table:style-name="Таблица2.A1" office:value-type="string">
            <text:p text:style-name="P15"><text:span text:style-name="T13">(DS) = 1A07</text:span></text:p>
            <text:p text:style-name="P15"><text:span text:style-name="T13">(SP) = 0014</text:span></text:p>
            <text:p text:style-name="P15"><text:span text:style-name="T13">Stack: +0 0000</text:span></text:p>
          </table:table-cell>
          <table:table-cell table:style-name="Таблица2.A1" office:value-type="string">
            <text:p text:style-name="P15"><text:span text:style-name="T13">(DS) = 1A07</text:span></text:p>
            <text:p text:style-name="P15"><text:span text:style-name="T13">(SP) = 0012</text:span></text:p>
            <text:p text:style-name="P15"><text:span text:style-name="T13">Stack: +0 1A07</text:span></text:p>
          </table:table-cell>
        </table:table-row>
        <table:table-row table:style-name="Таблица2.28">
          <table:table-cell table:style-name="Таблица2.A1" office:value-type="string">
            <text:p text:style-name="P15"><text:span text:style-name="T8">0042</text:span></text:p>
          </table:table-cell>
          <table:table-cell table:style-name="Таблица2.A1" office:value-type="string">
            <text:p text:style-name="P15"><text:span text:style-name="T13">POP ES</text:span></text:p>
          </table:table-cell>
          <table:table-cell table:style-name="Таблица2.A1" office:value-type="string">
            <text:p text:style-name="P15"><text:span text:style-name="T13">07</text:span></text:p>
          </table:table-cell>
          <table:table-cell table:style-name="Таблица2.A1" office:value-type="string">
            <text:p text:style-name="P15"><text:span text:style-name="T13">(ES) = 0000</text:span></text:p>
            <text:p text:style-name="P15"><text:span text:style-name="T13">(SP) = 0012</text:span></text:p>
            <text:p text:style-name="P15"><text:span text:style-name="T13">Stack: +0 1A07</text:span></text:p>
          </table:table-cell>
          <table:table-cell table:style-name="Таблица2.A1" office:value-type="string">
            <text:p text:style-name="P15"><text:span text:style-name="T13">(ES) = 1A07</text:span></text:p>
            <text:p text:style-name="P15"><text:span text:style-name="T13">(SP) = 0014</text:span></text:p>
            <text:p text:style-name="P15"><text:span text:style-name="T13">Stack: +0 0000</text:span></text:p>
          </table:table-cell>
        </table:table-row>
        <table:table-row table:style-name="Таблица2.29">
          <table:table-cell table:style-name="Таблица2.A1" office:value-type="string">
            <text:p text:style-name="P15"><text:span text:style-name="T13">0043</text:span></text:p>
          </table:table-cell>
          <table:table-cell table:style-name="Таблица2.A1" office:value-type="string">
            <text:p text:style-name="P15"><text:span text:style-name="T13">MOV CX, ES:[BX-01]</text:span></text:p>
          </table:table-cell>
          <table:table-cell table:style-name="Таблица2.A1" office:value-type="string">
            <text:p text:style-name="P15"><text:span text:style-name="T13">268B4FFF</text:span></text:p>
          </table:table-cell>
          <table:table-cell table:style-name="Таблица2.A1" office:value-type="string">
            <text:p text:style-name="P11"><text:span text:style-name="T44">(CX) = </text:span><text:span text:style-name="T30">2622</text:span></text:p>
          </table:table-cell>
          <table:table-cell table:style-name="Таблица2.A1" office:value-type="string">
            <text:p text:style-name="P15"><text:span text:style-name="T13">(CX) = FFCE</text:span></text:p>
          </table:table-cell>
        </table:table-row>
        <table:table-row table:style-name="Таблица2.30">
          <table:table-cell table:style-name="Таблица2.A1" office:value-type="string">
            <text:p text:style-name="P15"><text:span text:style-name="T13">0047</text:span></text:p>
          </table:table-cell>
          <table:table-cell table:style-name="Таблица2.A1" office:value-type="string">
            <text:p text:style-name="P15"><text:span text:style-name="T13">XCHG AX, CX</text:span></text:p>
          </table:table-cell>
          <table:table-cell table:style-name="Таблица2.A1" office:value-type="string">
            <text:p text:style-name="P15"><text:span text:style-name="T13">91</text:span></text:p>
          </table:table-cell>
          <table:table-cell table:style-name="Таблица2.A1" office:value-type="string">
            <text:p text:style-name="P15"><text:span text:style-name="T13">(AX) = 0000</text:span></text:p>
            <text:p text:style-name="P15"><text:span text:style-name="T13">(CX) = FFCE</text:span></text:p>
          </table:table-cell>
          <table:table-cell table:style-name="Таблица2.A1" office:value-type="string">
            <text:p text:style-name="P15"><text:span text:style-name="T13">(AX) = FFCE</text:span></text:p>
            <text:p text:style-name="P15"><text:span text:style-name="T13">(CX) = 0000</text:span></text:p>
          </table:table-cell>
        </table:table-row>
        <table:table-row table:style-name="Таблица2.31">
          <table:table-cell table:style-name="Таблица2.A1" office:value-type="string">
            <text:p text:style-name="P15"><text:span text:style-name="T13">0048</text:span></text:p>
          </table:table-cell>
          <table:table-cell table:style-name="Таблица2.A1" office:value-type="string">
            <text:p text:style-name="P15"><text:span text:style-name="T13">MOV DI, 0002</text:span></text:p>
          </table:table-cell>
          <table:table-cell table:style-name="Таблица2.A1" office:value-type="string">
            <text:p text:style-name="P15"><text:span text:style-name="T13">BF0200</text:span></text:p>
          </table:table-cell>
          <table:table-cell table:style-name="Таблица2.A1" office:value-type="string">
            <text:p text:style-name="P15"><text:span text:style-name="T13">(DI) = 0002</text:span></text:p>
          </table:table-cell>
          <table:table-cell table:style-name="Таблица2.A1" office:value-type="string">
            <text:p text:style-name="P15"><text:span text:style-name="T13">(DI) = 0002</text:span></text:p>
          </table:table-cell>
        </table:table-row>
        <table:table-row table:style-name="Таблица2.32">
          <table:table-cell table:style-name="Таблица2.A1" office:value-type="string">
            <text:p text:style-name="P15"><text:span text:style-name="T13">004B</text:span></text:p>
          </table:table-cell>
          <table:table-cell table:style-name="Таблица2.A1" office:value-type="string">
            <text:p text:style-name="P15"><text:span text:style-name="T13">MOV ES:[BX+DI], AX</text:span></text:p>
          </table:table-cell>
          <table:table-cell table:style-name="Таблица2.A1" office:value-type="string">
            <text:p text:style-name="P15"><text:span text:style-name="T13">268901</text:span></text:p>
          </table:table-cell>
          <table:table-cell table:style-name="Таблица2.A1" office:value-type="string">
            <text:p text:style-name="P20"/>
          </table:table-cell>
          <table:table-cell table:style-name="Таблица2.A1" office:value-type="string">
            <text:p text:style-name="P20"/>
          </table:table-cell>
        </table:table-row>
        <table:table-row table:style-name="Таблица2.33">
          <table:table-cell table:style-name="Таблица2.A1" office:value-type="string">
            <text:p text:style-name="P15"><text:span text:style-name="T13">004E</text:span></text:p>
          </table:table-cell>
          <table:table-cell table:style-name="Таблица2.A1" office:value-type="string">
            <text:p text:style-name="P15"><text:span text:style-name="T13">MOV BP, SP</text:span></text:p>
          </table:table-cell>
          <table:table-cell table:style-name="Таблица2.A1" office:value-type="string">
            <text:p text:style-name="P15"><text:span text:style-name="T8">8BE</text:span><text:span text:style-name="T10">C</text:span></text:p>
          </table:table-cell>
          <table:table-cell table:style-name="Таблица2.A1" office:value-type="string">
            <text:p text:style-name="P15"><text:span text:style-name="T8">(</text:span><text:span text:style-name="T13">BP</text:span><text:span text:style-name="T8">)</text:span><text:span text:style-name="T13"> = 0000</text:span></text:p>
          </table:table-cell>
          <table:table-cell table:style-name="Таблица2.A1" office:value-type="string">
            <text:p text:style-name="P15"><text:span text:style-name="T13">(BP) = 0014</text:span></text:p>
          </table:table-cell>
        </table:table-row>
        <table:table-row table:style-name="Таблица2.34">
          <table:table-cell table:style-name="Таблица2.A1" office:value-type="string">
            <text:p text:style-name="P15"><text:span text:style-name="T13">0050</text:span></text:p>
          </table:table-cell>
          <table:table-cell table:style-name="Таблица2.A1" office:value-type="string">
            <text:p text:style-name="P21">PUSH <text:span text:style-name="T47">01F4</text:span></text:p>
          </table:table-cell>
          <table:table-cell table:style-name="Таблица2.A1" office:value-type="string">
            <text:p text:style-name="P21">FF360000</text:p>
          </table:table-cell>
          <table:table-cell table:style-name="Таблица2.A1" office:value-type="string">
            <text:p text:style-name="P16"><text:span text:style-name="T13">(SP) = 0014</text:span></text:p>
            <text:p text:style-name="P16"><text:span text:style-name="T13">Stack: </text:span><text:span text:style-name="T8">+0 0000</text:span></text:p>
            <text:p text:style-name="P16"><text:span text:style-name="T8">+2 19</text:span><text:span text:style-name="T13">F5</text:span></text:p>
            <text:p text:style-name="P16"><text:span text:style-name="T13">+4 0000</text:span></text:p>
          </table:table-cell>
          <table:table-cell table:style-name="Таблица2.A1" office:value-type="string">
            <text:p text:style-name="P12"><text:span text:style-name="T44">(SP) = 001</text:span><text:span text:style-name="T30">2</text:span></text:p>
            <text:p text:style-name="P12"><text:span text:style-name="T44">Stack: </text:span><text:span text:style-name="T38">+0 </text:span><text:span text:style-name="T23">01F4</text:span></text:p>
            <text:p text:style-name="P12"><text:span text:style-name="T38">+2 </text:span><text:span text:style-name="T23">0000</text:span></text:p>
            <text:p text:style-name="P16"><text:span text:style-name="T13">+4 19F5</text:span></text:p>
          </table:table-cell>
        </table:table-row>
        <table:table-row table:style-name="Таблица2.37">
          <table:table-cell table:style-name="Таблица2.A1" office:value-type="string">
            <text:p text:style-name="P18">0054</text:p>
          </table:table-cell>
          <table:table-cell table:style-name="Таблица2.A1" office:value-type="string">
            <text:p text:style-name="P18">PUSH FFCE</text:p>
          </table:table-cell>
          <table:table-cell table:style-name="Таблица2.A1" office:value-type="string">
            <text:p text:style-name="P22">FF360<text:span text:style-name="T47">2</text:span>00</text:p>
          </table:table-cell>
          <table:table-cell table:style-name="Таблица2.A1" office:value-type="string">
            <text:p text:style-name="P13"><text:span text:style-name="T44">(SP) = 001</text:span><text:span text:style-name="T30">2</text:span></text:p>
            <text:p text:style-name="P13"><text:span text:style-name="T44">Stack: </text:span><text:span text:style-name="T38">+0 </text:span><text:span text:style-name="T23">01F4</text:span></text:p>
            <text:p text:style-name="P13"><text:span text:style-name="T38">+2 </text:span><text:span text:style-name="T23">0000</text:span></text:p>
            <text:p text:style-name="P17"><text:span text:style-name="T13">+4 19F5</text:span></text:p>
            <text:p text:style-name="P18"><text:soft-page-break/><text:span text:style-name="T13">+6 0000</text:span></text:p>
          </table:table-cell>
          <table:table-cell table:style-name="Таблица2.A1" office:value-type="string">
            <text:p text:style-name="P13"><text:span text:style-name="T44">(SP) = 001</text:span><text:span text:style-name="T31">0</text:span></text:p>
            <text:p text:style-name="P13"><text:span text:style-name="T44">Stack: </text:span><text:span text:style-name="T38">+0 </text:span><text:span text:style-name="T39">FFCE</text:span></text:p>
            <text:p text:style-name="P13"><text:span text:style-name="T38">+2 </text:span><text:span text:style-name="T23">01F4</text:span></text:p>
            <text:p text:style-name="P13"><text:span text:style-name="T44">+4 </text:span><text:span text:style-name="T31">0000</text:span></text:p>
            <text:p text:style-name="P18"><text:soft-page-break/><text:span text:style-name="T13">+6 19F5</text:span></text:p>
          </table:table-cell>
        </table:table-row>
        <table:table-row table:style-name="Таблица2.37">
          <table:table-cell table:style-name="Таблица2.A36" office:value-type="string">
            <text:p text:style-name="P23">0058</text:p>
          </table:table-cell>
          <table:table-cell table:style-name="Таблица2.A36" office:value-type="string">
            <text:p text:style-name="P15"><text:span text:style-name="T13">MOV BP, SP</text:span></text:p>
          </table:table-cell>
          <table:table-cell table:style-name="Таблица2.A36" office:value-type="string">
            <text:p text:style-name="P15"><text:span text:style-name="T8">8BE</text:span><text:span text:style-name="T10">C</text:span></text:p>
          </table:table-cell>
          <table:table-cell table:style-name="Таблица2.A36" office:value-type="string">
            <text:p text:style-name="P15"><text:span text:style-name="T8">(</text:span><text:span text:style-name="T13">BP</text:span><text:span text:style-name="T8">)</text:span><text:span text:style-name="T13"> = 00</text:span><text:span text:style-name="T14">14</text:span></text:p>
          </table:table-cell>
          <table:table-cell table:style-name="Таблица2.A36" office:value-type="string">
            <text:p text:style-name="P15"><text:span text:style-name="T13">(BP) = 001</text:span><text:span text:style-name="T14">0</text:span></text:p>
          </table:table-cell>
        </table:table-row>
        <table:table-row table:style-name="Таблица2.37">
          <table:table-cell table:style-name="Таблица2.A36" office:value-type="string">
            <text:p text:style-name="P23">005A</text:p>
          </table:table-cell>
          <table:table-cell table:style-name="Таблица2.A36" office:value-type="string">
            <text:p text:style-name="P18">MOV DX, [BP+02]</text:p>
          </table:table-cell>
          <table:table-cell table:style-name="Таблица2.A36" office:value-type="string">
            <text:p text:style-name="P18">8B5602</text:p>
          </table:table-cell>
          <table:table-cell table:style-name="Таблица2.A36" office:value-type="string">
            <text:p text:style-name="P18">(DX) = 0000</text:p>
          </table:table-cell>
          <table:table-cell table:style-name="Таблица2.A36" office:value-type="string">
            <text:p text:style-name="P18">(DX) = 01F4</text:p>
          </table:table-cell>
        </table:table-row>
        <table:table-row table:style-name="Таблица2.38">
          <table:table-cell table:style-name="Таблица2.A1" office:value-type="string">
            <text:p text:style-name="P15"><text:span text:style-name="T13">005</text:span><text:span text:style-name="T15">D</text:span></text:p>
          </table:table-cell>
          <table:table-cell table:style-name="Таблица2.A1" office:value-type="string">
            <text:p text:style-name="P15"><text:span text:style-name="T13">RET far 0002</text:span></text:p>
          </table:table-cell>
          <table:table-cell table:style-name="Таблица2.A1" office:value-type="string">
            <text:p text:style-name="P15"><text:span text:style-name="T13">CA0200</text:span></text:p>
          </table:table-cell>
          <table:table-cell table:style-name="Таблица2.A1" office:value-type="string">
            <text:p text:style-name="P24"><text:span text:style-name="T44">(CS) = 1A0A</text:span></text:p>
            <text:p text:style-name="P13"><text:span text:style-name="T44">(SP) = 001</text:span><text:span text:style-name="T31">0</text:span></text:p>
            <text:p text:style-name="P13"><text:span text:style-name="T44">Stack: </text:span><text:span text:style-name="T38">+0 </text:span><text:span text:style-name="T39">FFCE</text:span></text:p>
            <text:p text:style-name="P13"><text:span text:style-name="T38">+2 </text:span><text:span text:style-name="T23">01F4</text:span></text:p>
            <text:p text:style-name="P13"><text:span text:style-name="T44">+4 </text:span><text:span text:style-name="T31">0000</text:span></text:p>
            <text:p text:style-name="P18"><text:span text:style-name="T13">+6 19F5</text:span></text:p>
          </table:table-cell>
          <table:table-cell table:style-name="Таблица2.A1" office:value-type="string">
            <text:p text:style-name="P24"><text:span text:style-name="T44">(CS) = 01F4</text:span></text:p>
            <text:p text:style-name="P11"><text:span text:style-name="T44">(SP) = 001</text:span><text:span text:style-name="T31">6</text:span></text:p>
            <text:p text:style-name="P11"><text:span text:style-name="T44">Stack: </text:span><text:span text:style-name="T38">+0 </text:span><text:span text:style-name="T24">19F5</text:span></text:p>
            <text:p text:style-name="P15"><text:span text:style-name="T8">+2 0000</text:span></text:p>
            <text:p text:style-name="P15"><text:span text:style-name="T13">+4 0000</text:span></text:p>
            <text:p text:style-name="P11"><text:span text:style-name="T44">+6 </text:span><text:span text:style-name="T31">0000</text:span></text:p>
          </table:table-cell>
        </table:table-row>
      </table:table>
      <text:h text:style-name="P2" text:outline-level="1">Приложение <text:span text:style-name="T12">A</text:span><text:line-break/>Исходный код программ</text:h>
      <text:p text:style-name="Text_20_body_20__28_user_29_"><text:span text:style-name="T37">Файл </text:span><text:span text:style-name="T32">LAB2_</text:span><text:span text:style-name="T33">FIX</text:span><text:span text:style-name="T37">.</text:span><text:span text:style-name="T45">AS</text:span><text:span text:style-name="T46">M</text:span></text:p>
      <text:p text:style-name="P35"><text:span text:style-name="T43">; Программа изучения режимов адресации процессора IntelX86</text:span></text:p>
      <text:p text:style-name="P35"><text:span text:style-name="T43"/></text:p>
      <text:p text:style-name="P35"><text:span text:style-name="T43">EOL EQU '$'</text:span></text:p>
      <text:p text:style-name="P35"><text:span text:style-name="T43">ind EQU 2</text:span></text:p>
      <text:p text:style-name="P35"><text:span text:style-name="T43">n1 EQU 500</text:span></text:p>
      <text:p text:style-name="P35"><text:span text:style-name="T43">n2 EQU -50</text:span></text:p>
      <text:p text:style-name="P35"><text:span text:style-name="T43"/></text:p>
      <text:p text:style-name="P35"><text:span text:style-name="T43">; Стек программы</text:span></text:p>
      <text:p text:style-name="P35"><text:span text:style-name="T43">AStack SEGMENT STACK</text:span></text:p>
      <text:p text:style-name="P35"><text:span text:style-name="T43"><text:tab/>DW 12 DUP(?)</text:span></text:p>
      <text:p text:style-name="P35"><text:span text:style-name="T43">AStack ENDS</text:span></text:p>
      <text:p text:style-name="P35"><text:span text:style-name="T43"/></text:p>
      <text:p text:style-name="P35"><text:span text:style-name="T43">; Данные программы</text:span></text:p>
      <text:p text:style-name="P35"><text:span text:style-name="T43">DATA SEGMENT</text:span></text:p>
      <text:p text:style-name="P35"><text:span text:style-name="T43"/></text:p>
      <text:p text:style-name="P35"><text:span text:style-name="T43">; Директивы описания данных</text:span></text:p>
      <text:p text:style-name="P35"><text:span text:style-name="T43">mem1 DW 0</text:span></text:p>
      <text:p text:style-name="P35"><text:span text:style-name="T43">mem2 DW 0</text:span></text:p>
      <text:p text:style-name="P35"><text:span text:style-name="T43">mem3 DW 0</text:span></text:p>
      <text:p text:style-name="P35"><text:span text:style-name="T43">vec1 DB 31,32,33,34,38,37,36,35</text:span></text:p>
      <text:p text:style-name="P35"><text:span text:style-name="T43">vec2 DB 50,60,-50,-60,70,80,-70,-80</text:span></text:p>
      <text:p text:style-name="P35"><text:span text:style-name="T43">matr DB -4,-3,7,8,-2,-1,5,6,-8,-7,3,4,-6,-5,1,2</text:span></text:p>
      <text:p text:style-name="P35"><text:span text:style-name="T43">DATA ENDS</text:span></text:p>
      <text:p text:style-name="P35"><text:span text:style-name="T43"/></text:p>
      <text:p text:style-name="P35"><text:span text:style-name="T43">; Код программы</text:span></text:p>
      <text:p text:style-name="P35"><text:span text:style-name="T43">CODE SEGMENT</text:span></text:p>
      <text:p text:style-name="P35"><text:span text:style-name="T43"><text:tab/>ASSUME CS:CODE, DS:DATA, SS:AStack</text:span></text:p>
      <text:p text:style-name="P35"><text:span text:style-name="T43"><text:tab/></text:span></text:p>
      <text:p text:style-name="P35"><text:soft-page-break/><text:span text:style-name="T43">; Головная процедура</text:span></text:p>
      <text:p text:style-name="P35"><text:span text:style-name="T43">Main<text:tab/>PROC FAR</text:span></text:p>
      <text:p text:style-name="P35"><text:span text:style-name="T43"><text:tab/>push DS</text:span></text:p>
      <text:p text:style-name="P35"><text:span text:style-name="T43"><text:tab/>sub AX,AX</text:span></text:p>
      <text:p text:style-name="P35"><text:span text:style-name="T43"><text:tab/>push AX</text:span></text:p>
      <text:p text:style-name="P35"><text:span text:style-name="T43"><text:tab/>mov AX,DATA</text:span></text:p>
      <text:p text:style-name="P35"><text:span text:style-name="T43"><text:tab/>mov DS,AX</text:span></text:p>
      <text:p text:style-name="P35"><text:span text:style-name="T43"><text:tab/></text:span></text:p>
      <text:p text:style-name="P35"><text:span text:style-name="T43">; ПРОВЕРКА РЕЖИМОВ АДРЕСАЦИИ НА УРОВНЕ СМЕЩЕНИЙ</text:span></text:p>
      <text:p text:style-name="P35"><text:span text:style-name="T43">; Регистровая адресация</text:span></text:p>
      <text:p text:style-name="P35"><text:span text:style-name="T43"><text:tab/>mov ax,n1</text:span></text:p>
      <text:p text:style-name="P35"><text:span text:style-name="T43"><text:tab/>mov cx,ax</text:span></text:p>
      <text:p text:style-name="P35"><text:span text:style-name="T43"><text:tab/>mov bl,EOL</text:span></text:p>
      <text:p text:style-name="P35"><text:span text:style-name="T43"><text:tab/>mov bh,n2</text:span></text:p>
      <text:p text:style-name="P35"><text:span text:style-name="T43">; Прямая адресация</text:span></text:p>
      <text:p text:style-name="P35"><text:span text:style-name="T43"><text:tab/>mov mem2,n2</text:span></text:p>
      <text:p text:style-name="P35"><text:span text:style-name="T43"><text:tab/>mov bx,OFFSET vec1</text:span></text:p>
      <text:p text:style-name="P35"><text:span text:style-name="T43"><text:tab/>mov mem1,ax</text:span></text:p>
      <text:p text:style-name="P35"><text:span text:style-name="T43">; Косвенная адресация</text:span></text:p>
      <text:p text:style-name="P35"><text:span text:style-name="T43"><text:tab/>mov al,[bx]</text:span></text:p>
      <text:p text:style-name="P35"><text:span text:style-name="T43"><text:tab/>; mov mem3,[bx]</text:span></text:p>
      <text:p text:style-name="P35"><text:span text:style-name="T43">; Базированная адресация</text:span></text:p>
      <text:p text:style-name="P35"><text:span text:style-name="T43"><text:tab/>mov al,[bx]+3</text:span></text:p>
      <text:p text:style-name="P35"><text:span text:style-name="T43"><text:tab/>mov cx,3[bx]</text:span></text:p>
      <text:p text:style-name="P35"><text:span text:style-name="T43">; Индексная адресация</text:span></text:p>
      <text:p text:style-name="P35"><text:span text:style-name="T43"><text:tab/>mov di,ind</text:span></text:p>
      <text:p text:style-name="P35"><text:span text:style-name="T43"><text:tab/>mov al,vec2[di]</text:span></text:p>
      <text:p text:style-name="P35"><text:span text:style-name="T43"><text:tab/>; mov cx,vec2[di]</text:span></text:p>
      <text:p text:style-name="P35"><text:span text:style-name="T43">; Адресация с базированием и индексированием</text:span></text:p>
      <text:p text:style-name="P35"><text:span text:style-name="T43"><text:tab/>mov bx,3</text:span></text:p>
      <text:p text:style-name="P35"><text:soft-page-break/><text:span text:style-name="T43"><text:tab/>mov al,matr[bx][di]</text:span></text:p>
      <text:p text:style-name="P35"><text:span text:style-name="T43"><text:tab/>; mov cx,matr[bx][di]</text:span></text:p>
      <text:p text:style-name="P35"><text:span text:style-name="T43"><text:tab/>; mov ax,matr[bx*4][di]</text:span></text:p>
      <text:p text:style-name="P35"><text:span text:style-name="T43"/></text:p>
      <text:p text:style-name="P35"><text:span text:style-name="T43">; ПРОВЕРКА РЕЖИМОВ АДРЕСАЦИИ С УЧЕТОМ СЕГМЕНТОВ</text:span></text:p>
      <text:p text:style-name="P35"><text:span text:style-name="T43">; Переопределение сегмента</text:span></text:p>
      <text:p text:style-name="P35"><text:span text:style-name="T43">; ------ вариант 1</text:span></text:p>
      <text:p text:style-name="P35"><text:span text:style-name="T43"><text:tab/>mov ax, SEG vec2</text:span></text:p>
      <text:p text:style-name="P35"><text:span text:style-name="T43"><text:tab/>mov es, ax</text:span></text:p>
      <text:p text:style-name="P35"><text:span text:style-name="T43"><text:tab/>mov ax, es:[bx]</text:span></text:p>
      <text:p text:style-name="P35"><text:span text:style-name="T43"><text:tab/>mov ax, 0</text:span></text:p>
      <text:p text:style-name="P35"><text:span text:style-name="T43">; ------ вариант 2</text:span></text:p>
      <text:p text:style-name="P35"><text:span text:style-name="T43"><text:tab/>mov es, ax</text:span></text:p>
      <text:p text:style-name="P35"><text:span text:style-name="T43"><text:tab/>push ds</text:span></text:p>
      <text:p text:style-name="P35"><text:span text:style-name="T43"><text:tab/>pop es</text:span></text:p>
      <text:p text:style-name="P35"><text:span text:style-name="T43"><text:tab/>mov cx, es:[bx-1]</text:span></text:p>
      <text:p text:style-name="P35"><text:span text:style-name="T43"><text:tab/>xchg cx,ax</text:span></text:p>
      <text:p text:style-name="P35"><text:span text:style-name="T43">; ------ вариант 3</text:span></text:p>
      <text:p text:style-name="P35"><text:span text:style-name="T43"><text:tab/>mov di,ind</text:span></text:p>
      <text:p text:style-name="P35"><text:span text:style-name="T43"><text:tab/>mov es:[bx+di],ax</text:span></text:p>
      <text:p text:style-name="P35"><text:span text:style-name="T43">; ------ вариант 4</text:span></text:p>
      <text:p text:style-name="P35"><text:span text:style-name="T43"><text:tab/>mov bp,sp</text:span></text:p>
      <text:p text:style-name="P35"><text:span text:style-name="T43"><text:tab/>; mov ax,matr[bp+bx]</text:span></text:p>
      <text:p text:style-name="P35"><text:span text:style-name="T43"><text:tab/>; mov ax,matr[bp+di+si]</text:span></text:p>
      <text:p text:style-name="P35"><text:span text:style-name="T43">; Использование сегмента стека</text:span></text:p>
      <text:p text:style-name="P35"><text:span text:style-name="T43"><text:tab/>push mem1</text:span></text:p>
      <text:p text:style-name="P35"><text:span text:style-name="T43"><text:tab/>push mem2</text:span></text:p>
      <text:p text:style-name="P35"><text:span text:style-name="T43"><text:tab/>mov bp,sp</text:span></text:p>
      <text:p text:style-name="P35"><text:span text:style-name="T43"><text:tab/>mov dx,[bp]+2</text:span></text:p>
      <text:p text:style-name="P35"><text:span text:style-name="T43"><text:tab/>ret 2</text:span></text:p>
      <text:p text:style-name="P35"><text:soft-page-break/><text:span text:style-name="T43">Main<text:tab/>ENDP</text:span></text:p>
      <text:p text:style-name="P35"><text:span text:style-name="T43">CODE<text:tab/>ENDS</text:span></text:p>
      <text:p text:style-name="P35"><text:span text:style-name="T43"><text:tab/>END Main</text:span></text:p>
      <text:p text:style-name="P41"><text:span text:style-name="T43">Файл </text:span><text:span text:style-name="T26">LAB2_</text:span><text:span text:style-name="T27">ERR</text:span><text:span text:style-name="T43">.ASM</text:span></text:p>
      <text:p text:style-name="P35"><text:span text:style-name="T43">; Программа изучения режимов адресации процессора IntelX86</text:span></text:p>
      <text:p text:style-name="P35"><text:span text:style-name="T43"/></text:p>
      <text:p text:style-name="P35"><text:span text:style-name="T43">EOL EQU '$'</text:span></text:p>
      <text:p text:style-name="P35"><text:span text:style-name="T43">ind EQU 2</text:span></text:p>
      <text:p text:style-name="P35"><text:span text:style-name="T43">n1 EQU 500</text:span></text:p>
      <text:p text:style-name="P35"><text:span text:style-name="T43">n2 EQU -50</text:span></text:p>
      <text:p text:style-name="P35"><text:span text:style-name="T43"/></text:p>
      <text:p text:style-name="P35"><text:span text:style-name="T43">; Стек программы</text:span></text:p>
      <text:p text:style-name="P35"><text:span text:style-name="T43">AStack SEGMENT STACK</text:span></text:p>
      <text:p text:style-name="P35"><text:span text:style-name="T43"><text:tab/>DW 12 DUP(?)</text:span></text:p>
      <text:p text:style-name="P35"><text:span text:style-name="T43">AStack ENDS</text:span></text:p>
      <text:p text:style-name="P35"><text:span text:style-name="T43"/></text:p>
      <text:p text:style-name="P35"><text:span text:style-name="T43">; Данные программы</text:span></text:p>
      <text:p text:style-name="P35"><text:span text:style-name="T43">DATA SEGMENT</text:span></text:p>
      <text:p text:style-name="P35"><text:span text:style-name="T43"/></text:p>
      <text:p text:style-name="P35"><text:span text:style-name="T43">; Директивы описания данных</text:span></text:p>
      <text:p text:style-name="P35"><text:span text:style-name="T43">mem1 DW 0</text:span></text:p>
      <text:p text:style-name="P35"><text:span text:style-name="T43">mem2 DW 0</text:span></text:p>
      <text:p text:style-name="P35"><text:span text:style-name="T43">mem3 DW 0</text:span></text:p>
      <text:p text:style-name="P35"><text:span text:style-name="T43">vec1 DB 31,32,33,34,38,37,36,35</text:span></text:p>
      <text:p text:style-name="P35"><text:span text:style-name="T43">vec2 DB 50,60,-50,-60,70,80,-70,-80</text:span></text:p>
      <text:p text:style-name="P35"><text:span text:style-name="T43">matr DB -4,-3,7,8,-2,-1,5,6,-8,-7,3,4,-6,-5,1,2</text:span></text:p>
      <text:p text:style-name="P35"><text:span text:style-name="T43">DATA ENDS</text:span></text:p>
      <text:p text:style-name="P35"><text:span text:style-name="T43"/></text:p>
      <text:p text:style-name="P35"><text:span text:style-name="T43">; Код программы</text:span></text:p>
      <text:p text:style-name="P35"><text:span text:style-name="T43">CODE SEGMENT</text:span></text:p>
      <text:p text:style-name="P35"><text:span text:style-name="T43"><text:tab/>ASSUME CS:CODE, DS:DATA, SS:AStack</text:span></text:p>
      <text:p text:style-name="P35"><text:span text:style-name="T43"><text:tab/></text:span></text:p>
      <text:p text:style-name="P35"><text:span text:style-name="T43">; Головная процедура</text:span></text:p>
      <text:p text:style-name="P35"><text:soft-page-break/><text:span text:style-name="T43">Main<text:tab/>PROC FAR</text:span></text:p>
      <text:p text:style-name="P35"><text:span text:style-name="T43"><text:tab/>push DS</text:span></text:p>
      <text:p text:style-name="P35"><text:span text:style-name="T43"><text:tab/>sub AX,AX</text:span></text:p>
      <text:p text:style-name="P35"><text:span text:style-name="T43"><text:tab/>push AX</text:span></text:p>
      <text:p text:style-name="P35"><text:span text:style-name="T43"><text:tab/>mov AX,DATA</text:span></text:p>
      <text:p text:style-name="P35"><text:span text:style-name="T43"><text:tab/>mov DS,AX</text:span></text:p>
      <text:p text:style-name="P35"><text:span text:style-name="T43"><text:tab/></text:span></text:p>
      <text:p text:style-name="P35"><text:span text:style-name="T43">; ПРОВЕРКА РЕЖИМОВ АДРЕСАЦИИ НА УРОВНЕ СМЕЩЕНИЙ</text:span></text:p>
      <text:p text:style-name="P35"><text:span text:style-name="T43">; Регистровая адресация</text:span></text:p>
      <text:p text:style-name="P35"><text:span text:style-name="T43"><text:tab/>mov ax,n1</text:span></text:p>
      <text:p text:style-name="P35"><text:span text:style-name="T43"><text:tab/>mov cx,ax</text:span></text:p>
      <text:p text:style-name="P35"><text:span text:style-name="T43"><text:tab/>mov bl,EOL</text:span></text:p>
      <text:p text:style-name="P35"><text:span text:style-name="T43"><text:tab/>mov bh,n2</text:span></text:p>
      <text:p text:style-name="P35"><text:span text:style-name="T43">; Прямая адресация</text:span></text:p>
      <text:p text:style-name="P35"><text:span text:style-name="T43"><text:tab/>mov mem2,n2</text:span></text:p>
      <text:p text:style-name="P35"><text:span text:style-name="T43"><text:tab/>mov bx,OFFSET vec1</text:span></text:p>
      <text:p text:style-name="P35"><text:span text:style-name="T43"><text:tab/>mov mem1,ax</text:span></text:p>
      <text:p text:style-name="P35"><text:span text:style-name="T43">; Косвенная адресация</text:span></text:p>
      <text:p text:style-name="P35"><text:span text:style-name="T43"><text:tab/>mov al,[bx]</text:span></text:p>
      <text:p text:style-name="P35"><text:span text:style-name="T43"><text:tab/>mov mem3,[bx]</text:span></text:p>
      <text:p text:style-name="P35"><text:span text:style-name="T43">; Базированная адресация</text:span></text:p>
      <text:p text:style-name="P35"><text:span text:style-name="T43"><text:tab/>mov al,[bx]+3</text:span></text:p>
      <text:p text:style-name="P35"><text:span text:style-name="T43"><text:tab/>mov cx,3[bx]</text:span></text:p>
      <text:p text:style-name="P35"><text:span text:style-name="T43">; Индексная адресация</text:span></text:p>
      <text:p text:style-name="P35"><text:span text:style-name="T43"><text:tab/>mov di,ind</text:span></text:p>
      <text:p text:style-name="P35"><text:span text:style-name="T43"><text:tab/>mov al,vec2[di]</text:span></text:p>
      <text:p text:style-name="P35"><text:span text:style-name="T43"><text:tab/>mov cx,vec2[di]</text:span></text:p>
      <text:p text:style-name="P35"><text:span text:style-name="T43">; Адресация с базированием и индексированием</text:span></text:p>
      <text:p text:style-name="P35"><text:span text:style-name="T43"><text:tab/>mov bx,3</text:span></text:p>
      <text:p text:style-name="P35"><text:span text:style-name="T43"><text:tab/>mov al,matr[bx][di]</text:span></text:p>
      <text:p text:style-name="P35"><text:soft-page-break/><text:span text:style-name="T43"><text:tab/>mov cx,matr[bx][di]</text:span></text:p>
      <text:p text:style-name="P35"><text:span text:style-name="T43"><text:tab/>mov ax,matr[bx*4][di]</text:span></text:p>
      <text:p text:style-name="P35"><text:span text:style-name="T43"/></text:p>
      <text:p text:style-name="P35"><text:span text:style-name="T43">; ПРОВЕРКА РЕЖИМОВ АДРЕСАЦИИ С УЧЕТОМ СЕГМЕНТОВ</text:span></text:p>
      <text:p text:style-name="P35"><text:span text:style-name="T43">; Переопределение сегмента</text:span></text:p>
      <text:p text:style-name="P35"><text:span text:style-name="T43">; ------ вариант 1</text:span></text:p>
      <text:p text:style-name="P35"><text:span text:style-name="T43"><text:tab/>mov ax, SEG vec2</text:span></text:p>
      <text:p text:style-name="P35"><text:span text:style-name="T43"><text:tab/>mov es, ax</text:span></text:p>
      <text:p text:style-name="P35"><text:span text:style-name="T43"><text:tab/>mov ax, es:[bx]</text:span></text:p>
      <text:p text:style-name="P35"><text:span text:style-name="T43"><text:tab/>mov ax, 0</text:span></text:p>
      <text:p text:style-name="P35"><text:span text:style-name="T43">; ------ вариант 2</text:span></text:p>
      <text:p text:style-name="P35"><text:span text:style-name="T43"><text:tab/>mov es, ax</text:span></text:p>
      <text:p text:style-name="P35"><text:span text:style-name="T43"><text:tab/>push ds</text:span></text:p>
      <text:p text:style-name="P35"><text:span text:style-name="T43"><text:tab/>pop es</text:span></text:p>
      <text:p text:style-name="P35"><text:span text:style-name="T43"><text:tab/>mov cx, es:[bx-1]</text:span></text:p>
      <text:p text:style-name="P35"><text:span text:style-name="T43"><text:tab/>xchg cx,ax</text:span></text:p>
      <text:p text:style-name="P35"><text:span text:style-name="T43">; ------ вариант 3</text:span></text:p>
      <text:p text:style-name="P35"><text:span text:style-name="T43"><text:tab/>mov di,ind</text:span></text:p>
      <text:p text:style-name="P35"><text:span text:style-name="T43"><text:tab/>mov es:[bx+di],ax</text:span></text:p>
      <text:p text:style-name="P35"><text:span text:style-name="T43">; ------ вариант 4</text:span></text:p>
      <text:p text:style-name="P35"><text:span text:style-name="T43"><text:tab/>mov bp,sp</text:span></text:p>
      <text:p text:style-name="P35"><text:span text:style-name="T43"><text:tab/>mov ax,matr[bp+bx]</text:span></text:p>
      <text:p text:style-name="P35"><text:span text:style-name="T43"><text:tab/>mov ax,matr[bp+di+si]</text:span></text:p>
      <text:p text:style-name="P35"><text:span text:style-name="T43">; Использование сегмента стека</text:span></text:p>
      <text:p text:style-name="P35"><text:span text:style-name="T43"><text:tab/>push mem1</text:span></text:p>
      <text:p text:style-name="P35"><text:span text:style-name="T43"><text:tab/>push mem2</text:span></text:p>
      <text:p text:style-name="P35"><text:span text:style-name="T43"><text:tab/>mov bp,sp</text:span></text:p>
      <text:p text:style-name="P35"><text:span text:style-name="T43"><text:tab/>mov dx,[bp]+2</text:span></text:p>
      <text:p text:style-name="P35"><text:span text:style-name="T43"><text:tab/>ret 2</text:span></text:p>
      <text:p text:style-name="P35"><text:span text:style-name="T43">Main<text:tab/>ENDP</text:span></text:p>
      <text:p text:style-name="P35"><text:soft-page-break/><text:span text:style-name="T43">CODE<text:tab/>ENDS</text:span></text:p>
      <text:p text:style-name="P35"><text:span text:style-name="T43"><text:tab/>END Main</text:span></text:p>
      <text:h text:style-name="P2" text:outline-level="1">Приложение <text:span text:style-name="T12">B</text:span><text:line-break/>Диагностическое сообщение</text:h>
      <text:p text:style-name="Text_20_body_20__28_user_29_"><text:span text:style-name="T37">Файл </text:span><text:span text:style-name="T45">L</text:span><text:span text:style-name="T46">AB2_</text:span><text:span text:style-name="T33">ERR</text:span><text:span text:style-name="T37">.</text:span><text:span text:style-name="T45">lst</text:span></text:p>
      <text:p text:style-name="P40"><text:tab/>#Microsoft (R) Macro Assembler Version 5.10 <text:s text:c="17"/>10/21/20 15:22:3</text:p>
      <text:p text:style-name="P32"><text:s text:c="61"/>Page <text:s text:c="4"/>1-1</text:p>
      <text:p text:style-name="P32"/>
      <text:p text:style-name="P32"/>
      <text:p text:style-name="P32"><text:tab/><text:tab/><text:tab/><text:tab/>; Программа изучения режи�</text:p>
      <text:p text:style-name="P32"><text:tab/><text:tab/><text:tab/><text:tab/>�ов адресации процессора I</text:p>
      <text:p text:style-name="P32"><text:tab/><text:tab/><text:tab/><text:tab/>ntelX86</text:p>
      <text:p text:style-name="P32"><text:tab/><text:tab/><text:tab/><text:tab/></text:p>
      <text:p text:style-name="P32"><text:s/>= 0024<text:tab/><text:tab/><text:tab/><text:tab/>EOL EQU '$'</text:p>
      <text:p text:style-name="P32"><text:s/>= 0002<text:tab/><text:tab/><text:tab/><text:tab/>ind EQU 2</text:p>
      <text:p text:style-name="P32"><text:s/>= 01F4<text:tab/><text:tab/><text:tab/><text:tab/>n1 EQU 500</text:p>
      <text:p text:style-name="P32"><text:s/>=-0032<text:tab/><text:tab/><text:tab/><text:tab/>n2 EQU -50</text:p>
      <text:p text:style-name="P32"><text:tab/><text:tab/><text:tab/><text:tab/></text:p>
      <text:p text:style-name="P32"><text:tab/><text:tab/><text:tab/><text:tab/>; Стек программы</text:p>
      <text:p text:style-name="P32"><text:s/>0000<text:tab/><text:tab/><text:tab/><text:tab/>AStack SEGMENT STACK</text:p>
      <text:p text:style-name="P32"><text:s/>0000 <text:s/>000C[<text:tab/><text:tab/><text:tab/><text:tab/>DW 12 DUP(?)</text:p>
      <text:p text:style-name="P32"><text:tab/> <text:s text:c="2"/>????<text:tab/><text:tab/><text:tab/></text:p>
      <text:p text:style-name="P32"><text:tab/><text:tab/><text:tab/> ]<text:tab/></text:p>
      <text:p text:style-name="P32"><text:tab/><text:tab/><text:tab/><text:tab/></text:p>
      <text:p text:style-name="P32"><text:s/>0018<text:tab/><text:tab/><text:tab/><text:tab/>AStack ENDS</text:p>
      <text:p text:style-name="P32"><text:tab/><text:tab/><text:tab/><text:tab/></text:p>
      <text:p text:style-name="P32"><text:tab/><text:tab/><text:tab/><text:tab/>; Данные программы</text:p>
      <text:p text:style-name="P32"><text:s/>0000<text:tab/><text:tab/><text:tab/><text:tab/>DATA SEGMENT</text:p>
      <text:p text:style-name="P32"><text:tab/><text:tab/><text:tab/><text:tab/></text:p>
      <text:p text:style-name="P32"><text:tab/><text:tab/><text:tab/><text:tab/>; Директивы описания данн�</text:p>
      <text:p text:style-name="P32"><text:tab/><text:tab/><text:tab/><text:tab/>�х</text:p>
      <text:p text:style-name="P32"><text:s/>0000 <text:s/>0000<text:tab/><text:tab/><text:tab/>mem1 DW 0</text:p>
      <text:p text:style-name="P32"><text:s/>0002 <text:s/>0000<text:tab/><text:tab/><text:tab/>mem2 DW 0</text:p>
      <text:p text:style-name="P32"><text:soft-page-break/><text:s/>0004 <text:s/>0000<text:tab/><text:tab/><text:tab/>mem3 DW 0</text:p>
      <text:p text:style-name="P32"><text:s/>0006 <text:s/>1F 20 21 22 26 25<text:tab/>vec1 DB 31,32,33,34,38,37,36,35</text:p>
      <text:p text:style-name="P32"><text:s text:c="7"/>24 23<text:tab/><text:tab/><text:tab/></text:p>
      <text:p text:style-name="P32"><text:s/>000E <text:s/>32 3C CE C4 46 50<text:tab/>vec2 DB 50,60,-50,-60,70,80,-70,-80</text:p>
      <text:p text:style-name="P32"><text:s text:c="7"/>BA B0<text:tab/><text:tab/><text:tab/></text:p>
      <text:p text:style-name="P32"><text:s/>0016 <text:s/>FC FD 07 08 FE FF<text:tab/>matr DB -4,-3,7,8,-2,-1,5,6,-8,-7,3,4,-6,-5,1,2</text:p>
      <text:p text:style-name="P32"><text:s text:c="7"/>05 06 F8 F9 03 04<text:tab/></text:p>
      <text:p text:style-name="P32"><text:s text:c="7"/>FA FB 01 02<text:tab/><text:tab/></text:p>
      <text:p text:style-name="P32"><text:s/>0026<text:tab/><text:tab/><text:tab/><text:tab/>DATA ENDS</text:p>
      <text:p text:style-name="P32"><text:tab/><text:tab/><text:tab/><text:tab/></text:p>
      <text:p text:style-name="P32"><text:tab/><text:tab/><text:tab/><text:tab/>; Код программы</text:p>
      <text:p text:style-name="P32"><text:s/>0000<text:tab/><text:tab/><text:tab/><text:tab/>CODE SEGMENT</text:p>
      <text:p text:style-name="P32"><text:tab/><text:tab/><text:tab/><text:tab/><text:tab/>ASSUME CS:CODE, DS:DATA, SS:AStack</text:p>
      <text:p text:style-name="P32"><text:tab/><text:tab/><text:tab/><text:tab/><text:tab/></text:p>
      <text:p text:style-name="P32"><text:tab/><text:tab/><text:tab/><text:tab/>; Головная процедура</text:p>
      <text:p text:style-name="P32"><text:s/>0000<text:tab/><text:tab/><text:tab/><text:tab/>Main<text:tab/>PROC FAR</text:p>
      <text:p text:style-name="P32"><text:s/>0000 <text:s/>1E<text:tab/><text:tab/><text:tab/><text:tab/>push DS</text:p>
      <text:p text:style-name="P32"><text:s/>0001 <text:s/>2B C0<text:tab/><text:tab/><text:tab/><text:tab/>sub AX,AX</text:p>
      <text:p text:style-name="P32"><text:s/>0003 <text:s/>50<text:tab/><text:tab/><text:tab/><text:tab/>push AX</text:p>
      <text:p text:style-name="P32"><text:s/>0004 <text:s/>B8 ---- R<text:tab/><text:tab/><text:tab/>mov AX,DATA</text:p>
      <text:p text:style-name="P32"><text:s/>0007 <text:s/>8E D8<text:tab/><text:tab/><text:tab/><text:tab/>mov DS,AX</text:p>
      <text:p text:style-name="P32"><text:tab/><text:tab/><text:tab/><text:tab/><text:tab/></text:p>
      <text:p text:style-name="P32"><text:tab/><text:tab/><text:tab/><text:tab/>; ПРОВЕРКА РЕЖИМОВ АДРЕСА�</text:p>
      <text:p text:style-name="P32"><text:tab/><text:tab/><text:tab/><text:tab/>�ИИ НА УРОВНЕ СМЕЩЕНИЙ</text:p>
      <text:p text:style-name="P32"><text:tab/><text:tab/><text:tab/><text:tab/>; Регистровая адресация</text:p>
      <text:p text:style-name="P32"><text:s/>0009 <text:s/>B8 01F4<text:tab/><text:tab/><text:tab/><text:tab/>mov ax,n1</text:p>
      <text:p text:style-name="P32"><text:s/>000C <text:s/>8B C8<text:tab/><text:tab/><text:tab/><text:tab/>mov cx,ax</text:p>
      <text:p text:style-name="P32"><text:s/>000E <text:s/>B3 24<text:tab/><text:tab/><text:tab/><text:tab/>mov bl,EOL</text:p>
      <text:p text:style-name="P32"><text:s/>0010 <text:s/>B7 CE<text:tab/><text:tab/><text:tab/><text:tab/>mov bh,n2</text:p>
      <text:p text:style-name="P32"><text:tab/><text:tab/><text:tab/><text:tab/>; Прямая адресация</text:p>
      <text:p text:style-name="P40"><text:soft-page-break/><text:tab/>#Microsoft (R) Macro Assembler Version 5.10 <text:s text:c="17"/>10/21/20 15:22:3</text:p>
      <text:p text:style-name="P32"><text:s text:c="61"/>Page <text:s text:c="4"/>1-2</text:p>
      <text:p text:style-name="P32"/>
      <text:p text:style-name="P32"/>
      <text:p text:style-name="P32"><text:s/>0012 <text:s/>C7 06 0002 R FFCE<text:tab/><text:tab/>mov mem2,n2</text:p>
      <text:p text:style-name="P32"><text:s/>0018 <text:s/>BB 0006 R<text:tab/><text:tab/><text:tab/>mov bx,OFFSET vec1</text:p>
      <text:p text:style-name="P32"><text:s/>001B <text:s/>A3 0000 R<text:tab/><text:tab/><text:tab/>mov mem1,ax</text:p>
      <text:p text:style-name="P32"><text:tab/><text:tab/><text:tab/><text:tab/>; Косвенная адресация</text:p>
      <text:p text:style-name="P32"><text:s/>001E <text:s/>8A 07<text:tab/><text:tab/><text:tab/><text:tab/>mov al,[bx]</text:p>
      <text:p text:style-name="P32"><text:tab/><text:tab/><text:tab/><text:tab/><text:tab/>mov mem3,[bx]</text:p>
      <text:p text:style-name="P32">LAB2.ASM(49): error A2052: Improper operand type</text:p>
      <text:p text:style-name="P32"><text:tab/><text:tab/><text:tab/><text:tab/>; Базированная адресация</text:p>
      <text:p text:style-name="P32"><text:s/>0020 <text:s/>8A 47 03<text:tab/><text:tab/><text:tab/><text:tab/>mov al,[bx]+3</text:p>
      <text:p text:style-name="P32"><text:s/>0023 <text:s/>8B 4F 03<text:tab/><text:tab/><text:tab/><text:tab/>mov cx,3[bx]</text:p>
      <text:p text:style-name="P32"><text:tab/><text:tab/><text:tab/><text:tab/>; Индексная адресация</text:p>
      <text:p text:style-name="P32"><text:s/>0026 <text:s/>BF 0002<text:tab/><text:tab/><text:tab/><text:tab/>mov di,ind</text:p>
      <text:p text:style-name="P32"><text:s/>0029 <text:s/>8A 85 000E R<text:tab/><text:tab/><text:tab/>mov al,vec2[di]</text:p>
      <text:p text:style-name="P32"><text:s/>002D <text:s/>8B 8D 000E R<text:tab/><text:tab/><text:tab/>mov cx,vec2[di]</text:p>
      <text:p text:style-name="P32">LAB2.ASM(56): warning A4031: Operand types must match</text:p>
      <text:p text:style-name="P32"><text:tab/><text:tab/><text:tab/><text:tab/>; Адресация с базирование�</text:p>
      <text:p text:style-name="P32"><text:tab/><text:tab/><text:tab/><text:tab/>� и индексированием</text:p>
      <text:p text:style-name="P32"><text:s/>0031 <text:s/>BB 0003<text:tab/><text:tab/><text:tab/><text:tab/>mov bx,3</text:p>
      <text:p text:style-name="P32"><text:s/>0034 <text:s/>8A 81 0016 R<text:tab/><text:tab/><text:tab/>mov al,matr[bx][di]</text:p>
      <text:p text:style-name="P32"><text:s/>0038 <text:s/>8B 89 0016 R<text:tab/><text:tab/><text:tab/>mov cx,matr[bx][di]</text:p>
      <text:p text:style-name="P32">LAB2.ASM(60): warning A4031: Operand types must match</text:p>
      <text:p text:style-name="P32"><text:s/>003C <text:s/>8B 85 0022 R<text:tab/><text:tab/><text:tab/>mov ax,matr[bx*4][di]</text:p>
      <text:p text:style-name="P32">LAB2.ASM(61): error A2055: Illegal register value</text:p>
      <text:p text:style-name="P32"><text:tab/><text:tab/><text:tab/><text:tab/></text:p>
      <text:p text:style-name="P32"><text:tab/><text:tab/><text:tab/><text:tab/>; ПРОВЕРКА РЕЖИМОВ АДРЕСА�</text:p>
      <text:p text:style-name="P32"><text:tab/><text:tab/><text:tab/><text:tab/>�ИИ С УЧЕТОМ СЕГМЕНТОВ</text:p>
      <text:p text:style-name="P32"><text:soft-page-break/><text:tab/><text:tab/><text:tab/><text:tab/>; Переопределение сегмент</text:p>
      <text:p text:style-name="P32"><text:tab/><text:tab/><text:tab/><text:tab/>а</text:p>
      <text:p text:style-name="P32"><text:tab/><text:tab/><text:tab/><text:tab/>; ------ вариант 1</text:p>
      <text:p text:style-name="P32"><text:s/>0040 <text:s/>B8 ---- R<text:tab/><text:tab/><text:tab/>mov ax, SEG vec2</text:p>
      <text:p text:style-name="P32"><text:s/>0043 <text:s/>8E C0<text:tab/><text:tab/><text:tab/><text:tab/>mov es, ax</text:p>
      <text:p text:style-name="P32"><text:s/>0045 <text:s/>26: 8B 07<text:tab/><text:tab/><text:tab/>mov ax, es:[bx]</text:p>
      <text:p text:style-name="P32"><text:s/>0048 <text:s/>B8 0000<text:tab/><text:tab/><text:tab/><text:tab/>mov ax, 0</text:p>
      <text:p text:style-name="P32"><text:tab/><text:tab/><text:tab/><text:tab/>; ------ вариант 2</text:p>
      <text:p text:style-name="P32"><text:s/>004B <text:s/>8E C0<text:tab/><text:tab/><text:tab/><text:tab/>mov es, ax</text:p>
      <text:p text:style-name="P32"><text:s/>004D <text:s/>1E<text:tab/><text:tab/><text:tab/><text:tab/>push ds</text:p>
      <text:p text:style-name="P32"><text:s/>004E <text:s/>07<text:tab/><text:tab/><text:tab/><text:tab/>pop es</text:p>
      <text:p text:style-name="P32"><text:s/>004F <text:s/>26: 8B 4F FF<text:tab/><text:tab/><text:tab/>mov cx, es:[bx-1]</text:p>
      <text:p text:style-name="P32"><text:s/>0053 <text:s/>91<text:tab/><text:tab/><text:tab/><text:tab/>xchg cx,ax</text:p>
      <text:p text:style-name="P32"><text:tab/><text:tab/><text:tab/><text:tab/>; ------ вариант 3</text:p>
      <text:p text:style-name="P32"><text:s/>0054 <text:s/>BF 0002<text:tab/><text:tab/><text:tab/><text:tab/>mov di,ind</text:p>
      <text:p text:style-name="P32"><text:s/>0057 <text:s/>26: 89 01<text:tab/><text:tab/><text:tab/>mov es:[bx+di],ax</text:p>
      <text:p text:style-name="P32"><text:tab/><text:tab/><text:tab/><text:tab/>; ------ вариант 4</text:p>
      <text:p text:style-name="P32"><text:s/>005A <text:s/>8B EC<text:tab/><text:tab/><text:tab/><text:tab/>mov bp,sp</text:p>
      <text:p text:style-name="P32"><text:s/>005C <text:s/>3E: 8B 86 0016 R<text:tab/><text:tab/><text:tab/>mov ax,matr[bp+bx]</text:p>
      <text:p text:style-name="P32">LAB2.ASM(81): error A2046: Multiple base registers</text:p>
      <text:p text:style-name="P32"><text:s/>0061 <text:s/>3E: 8B 83 0016 R<text:tab/><text:tab/><text:tab/>mov ax,matr[bp+di+si]</text:p>
      <text:p text:style-name="P32">LAB2.ASM(82): error A2047: Multiple index registers</text:p>
      <text:p text:style-name="P32"><text:tab/><text:tab/><text:tab/><text:tab/>; Использование сегмента �</text:p>
      <text:p text:style-name="P32"><text:tab/><text:tab/><text:tab/><text:tab/>�тека</text:p>
      <text:p text:style-name="P32"><text:s/>0066 <text:s/>FF 36 0000 R<text:tab/><text:tab/><text:tab/>push mem1</text:p>
      <text:p text:style-name="P32"><text:s/>006A <text:s/>FF 36 0002 R<text:tab/><text:tab/><text:tab/>push mem2</text:p>
      <text:p text:style-name="P32"><text:s/>006E <text:s/>8B EC<text:tab/><text:tab/><text:tab/><text:tab/>mov bp,sp</text:p>
      <text:p text:style-name="P32"><text:s/>0070 <text:s/>8B 56 02<text:tab/><text:tab/><text:tab/><text:tab/>mov dx,[bp]+2</text:p>
      <text:p text:style-name="P32"><text:s/>0073 <text:s/>CA 0002<text:tab/><text:tab/><text:tab/><text:tab/>ret 2</text:p>
      <text:p text:style-name="P32"><text:s/>0076<text:tab/><text:tab/><text:tab/><text:tab/>Main<text:tab/>ENDP</text:p>
      <text:p text:style-name="P32"><text:soft-page-break/>LAB2.ASM(89): error A2006: Phase error between passes</text:p>
      <text:p text:style-name="P32"><text:s/>0076<text:tab/><text:tab/><text:tab/><text:tab/>CODE<text:tab/>ENDS</text:p>
      <text:p text:style-name="P33"><text:tab/><text:tab/><text:tab/><text:tab/><text:tab/>END Main</text:p>
      <text:p text:style-name="P33">#Microsoft (R) Macro Assembler Version 5.10 <text:s text:c="17"/>10/21/20 15:22:3</text:p>
      <text:p text:style-name="P32"><text:s text:c="61"/>Symbols-1</text:p>
      <text:p text:style-name="P32">Segments and Groups:</text:p>
      <text:p text:style-name="P32"/>
      <text:p text:style-name="P32"><text:s text:c="16"/>N a m e <text:s text:c="8"/><text:tab/>Length<text:tab/> Align<text:tab/>Combine Class</text:p>
      <text:p text:style-name="P32"/>
      <text:p text:style-name="P32">ASTACK . . . . . . . . . . . . . <text:s/><text:tab/>0018<text:tab/>PARA<text:tab/>STACK<text:tab/></text:p>
      <text:p text:style-name="P32">CODE . . . . . . . . . . . . . . <text:s/><text:tab/>0076<text:tab/>PARA<text:tab/>NONE<text:tab/></text:p>
      <text:p text:style-name="P32">DATA . . . . . . . . . . . . . . <text:s/><text:tab/>0026<text:tab/>PARA<text:tab/>NONE<text:tab/></text:p>
      <text:p text:style-name="P32"/>
      <text:p text:style-name="P32">Symbols: <text:s text:c="11"/></text:p>
      <text:p text:style-name="P32"/>
      <text:p text:style-name="P32"><text:s text:c="16"/>N a m e <text:s text:c="8"/><text:tab/>Type<text:tab/> Value<text:tab/> Attr</text:p>
      <text:p text:style-name="P32"/>
      <text:p text:style-name="P32">EOL <text:s/>. . . . . . . . . . . . . . <text:s/><text:tab/>NUMBER<text:tab/>0024<text:tab/></text:p>
      <text:p text:style-name="P32"/>
      <text:p text:style-name="P32">IND <text:s/>. . . . . . . . . . . . . . <text:s/><text:tab/>NUMBER<text:tab/>0002<text:tab/></text:p>
      <text:p text:style-name="P32"/>
      <text:p text:style-name="P32">MAIN . . . . . . . . . . . . . . <text:s/><text:tab/>F PROC<text:tab/>0000<text:tab/>CODE<text:tab/>Length = 0076</text:p>
      <text:p text:style-name="P32">MATR . . . . . . . . . . . . . . <text:s/><text:tab/>L BYTE<text:tab/>0016<text:tab/>DATA</text:p>
      <text:p text:style-name="P32">MEM1 . . . . . . . . . . . . . . <text:s/><text:tab/>L WORD<text:tab/>0000<text:tab/>DATA</text:p>
      <text:p text:style-name="P32">MEM2 . . . . . . . . . . . . . . <text:s/><text:tab/>L WORD<text:tab/>0002<text:tab/>DATA</text:p>
      <text:p text:style-name="P32">MEM3 . . . . . . . . . . . . . . <text:s/><text:tab/>L WORD<text:tab/>0004<text:tab/>DATA</text:p>
      <text:p text:style-name="P32"/>
      <text:p text:style-name="P32">N1 . . . . . . . . . . . . . . . <text:s/><text:tab/>NUMBER<text:tab/>01F4<text:tab/></text:p>
      <text:p text:style-name="P32">N2 . . . . . . . . . . . . . . . <text:s/><text:tab/>NUMBER<text:tab/>-0032<text:tab/></text:p>
      <text:p text:style-name="P32"/>
      <text:p text:style-name="P32"><text:soft-page-break/>VEC1 . . . . . . . . . . . . . . <text:s/><text:tab/>L BYTE<text:tab/>0006<text:tab/>DATA</text:p>
      <text:p text:style-name="P32">VEC2 . . . . . . . . . . . . . . <text:s/><text:tab/>L BYTE<text:tab/>000E<text:tab/>DATA</text:p>
      <text:p text:style-name="P32"/>
      <text:p text:style-name="P32">@CPU . . . . . . . . . . . . . . <text:s/><text:tab/>TEXT <text:s/>0101h<text:tab/><text:tab/></text:p>
      <text:p text:style-name="P32">@FILENAME <text:s/>. . . . . . . . . . . <text:s/><text:tab/>TEXT <text:s/>LAB2<text:tab/><text:tab/></text:p>
      <text:p text:style-name="P32">@VERSION . . . . . . . . . . . . <text:s/><text:tab/>TEXT <text:s/>510<text:tab/><text:tab/></text:p>
      <text:p text:style-name="P32"><text:s text:c="5"/>91 Source <text:s/>Lines</text:p>
      <text:p text:style-name="P32"><text:s text:c="5"/>91 Total <text:s text:c="2"/>Lines</text:p>
      <text:p text:style-name="P32"><text:s text:c="5"/>19 Symbols</text:p>
      <text:p text:style-name="P32"/>
      <text:p text:style-name="P32"><text:s text:c="2"/>47804 + 459456 Bytes symbol space free</text:p>
      <text:p text:style-name="P32"/>
      <text:p text:style-name="P32"><text:s text:c="6"/>2 Warning Errors</text:p>
      <text:p text:style-name="P32"><text:s text:c="6"/>5 Severe <text:s/>Errors</text:p>
      <text:p text:style-name="P42"><text:span text:style-name="T18">Файл L</text:span><text:span text:style-name="T19">AB2_FIX</text:span><text:span text:style-name="T18">.lst</text:span></text:p>
      <text:p text:style-name="P30"><text:span text:style-name="T20">#Microsoft (R) Macro Assembler Version 5.10 <text:s text:c="17"/>10/21/20 15:24:2</text:span></text:p>
      <text:p text:style-name="P32"><text:span text:style-name="T12"><text:s text:c="61"/>Page <text:s text:c="4"/>1-1</text:span></text:p>
      <text:p text:style-name="P32"><text:span text:style-name="T12"/></text:p>
      <text:p text:style-name="P32"><text:span text:style-name="T12"/></text:p>
      <text:p text:style-name="P32"><text:span text:style-name="T12"><text:tab/><text:tab/><text:tab/><text:tab/>; Программа изучения режи�</text:span></text:p>
      <text:p text:style-name="P32"><text:span text:style-name="T12"><text:tab/><text:tab/><text:tab/><text:tab/>�ов адресации процессора I</text:span></text:p>
      <text:p text:style-name="P32"><text:span text:style-name="T12"><text:tab/><text:tab/><text:tab/><text:tab/>ntelX86</text:span></text:p>
      <text:p text:style-name="P32"><text:span text:style-name="T12"><text:tab/><text:tab/><text:tab/><text:tab/></text:span></text:p>
      <text:p text:style-name="P32"><text:span text:style-name="T12"><text:s/>= 0024<text:tab/><text:tab/><text:tab/><text:tab/>EOL EQU '$'</text:span></text:p>
      <text:p text:style-name="P32"><text:span text:style-name="T12"><text:s/>= 0002<text:tab/><text:tab/><text:tab/><text:tab/>ind EQU 2</text:span></text:p>
      <text:p text:style-name="P32"><text:span text:style-name="T12"><text:s/>= 01F4<text:tab/><text:tab/><text:tab/><text:tab/>n1 EQU 500</text:span></text:p>
      <text:p text:style-name="P32"><text:span text:style-name="T12"><text:s/>=-0032<text:tab/><text:tab/><text:tab/><text:tab/>n2 EQU -50</text:span></text:p>
      <text:p text:style-name="P32"><text:span text:style-name="T12"><text:tab/><text:tab/><text:tab/><text:tab/></text:span></text:p>
      <text:p text:style-name="P32"><text:span text:style-name="T12"><text:tab/><text:tab/><text:tab/><text:tab/>; Стек программы</text:span></text:p>
      <text:p text:style-name="P32"><text:span text:style-name="T12"><text:s/>0000<text:tab/><text:tab/><text:tab/><text:tab/>AStack SEGMENT STACK</text:span></text:p>
      <text:p text:style-name="P32"><text:span text:style-name="T12"><text:s/>0000 <text:s/>000C[<text:tab/><text:tab/><text:tab/><text:tab/>DW 12 DUP(?)</text:span></text:p>
      <text:p text:style-name="P32"><text:span text:style-name="T12"><text:tab/> <text:s text:c="2"/>????<text:tab/><text:tab/><text:tab/></text:span></text:p>
      <text:p text:style-name="P32"><text:span text:style-name="T12"><text:tab/><text:tab/><text:tab/> ]<text:tab/></text:span></text:p>
      <text:p text:style-name="P32"><text:span text:style-name="T12"><text:tab/><text:tab/><text:tab/><text:tab/></text:span></text:p>
      <text:p text:style-name="P32"><text:span text:style-name="T12"><text:s/>0018<text:tab/><text:tab/><text:tab/><text:tab/>AStack ENDS</text:span></text:p>
      <text:p text:style-name="P32"><text:span text:style-name="T12"><text:tab/><text:tab/><text:tab/><text:tab/></text:span></text:p>
      <text:p text:style-name="P32"><text:span text:style-name="T12"><text:tab/><text:tab/><text:tab/><text:tab/>; Данные программы</text:span></text:p>
      <text:p text:style-name="P32"><text:span text:style-name="T12"><text:s/>0000<text:tab/><text:tab/><text:tab/><text:tab/>DATA SEGMENT</text:span></text:p>
      <text:p text:style-name="P32"><text:span text:style-name="T12"><text:tab/><text:tab/><text:tab/><text:tab/></text:span></text:p>
      <text:p text:style-name="P32"><text:span text:style-name="T12"><text:tab/><text:tab/><text:tab/><text:tab/>; Директивы описания данн�</text:span></text:p>
      <text:p text:style-name="P32"><text:span text:style-name="T12"><text:tab/><text:tab/><text:tab/><text:tab/>�х</text:span></text:p>
      <text:p text:style-name="P32"><text:span text:style-name="T12"><text:s/>0000 <text:s/>0000<text:tab/><text:tab/><text:tab/>mem1 DW 0</text:span></text:p>
      <text:p text:style-name="P32"><text:span text:style-name="T12"><text:s/>0002 <text:s/>0000<text:tab/><text:tab/><text:tab/>mem2 DW 0</text:span></text:p>
      <text:p text:style-name="P32"><text:span text:style-name="T12"><text:s/>0004 <text:s/>0000<text:tab/><text:tab/><text:tab/>mem3 DW 0</text:span></text:p>
      <text:p text:style-name="P32"><text:soft-page-break/><text:span text:style-name="T12"><text:s/>0006 <text:s/>1F 20 21 22 26 25<text:tab/>vec1 DB 31,32,33,34,38,37,36,35</text:span></text:p>
      <text:p text:style-name="P32"><text:span text:style-name="T12"><text:s text:c="7"/>24 23<text:tab/><text:tab/><text:tab/></text:span></text:p>
      <text:p text:style-name="P32"><text:span text:style-name="T12"><text:s/>000E <text:s/>32 3C CE C4 46 50<text:tab/>vec2 DB 50,60,-50,-60,70,80,-70,-80</text:span></text:p>
      <text:p text:style-name="P32"><text:span text:style-name="T12"><text:s text:c="7"/>BA B0<text:tab/><text:tab/><text:tab/></text:span></text:p>
      <text:p text:style-name="P32"><text:span text:style-name="T12"><text:s/>0016 <text:s/>FC FD 07 08 FE FF<text:tab/>matr DB -4,-3,7,8,-2,-1,5,6,-8,-7,3,4,-6,-5,1,2</text:span></text:p>
      <text:p text:style-name="P32"><text:span text:style-name="T12"><text:s text:c="7"/>05 06 F8 F9 03 04<text:tab/></text:span></text:p>
      <text:p text:style-name="P32"><text:span text:style-name="T12"><text:s text:c="7"/>FA FB 01 02<text:tab/><text:tab/></text:span></text:p>
      <text:p text:style-name="P32"><text:span text:style-name="T12"><text:s/>0026<text:tab/><text:tab/><text:tab/><text:tab/>DATA ENDS</text:span></text:p>
      <text:p text:style-name="P32"><text:span text:style-name="T12"><text:tab/><text:tab/><text:tab/><text:tab/></text:span></text:p>
      <text:p text:style-name="P32"><text:span text:style-name="T12"><text:tab/><text:tab/><text:tab/><text:tab/>; Код программы</text:span></text:p>
      <text:p text:style-name="P32"><text:span text:style-name="T12"><text:s/>0000<text:tab/><text:tab/><text:tab/><text:tab/>CODE SEGMENT</text:span></text:p>
      <text:p text:style-name="P32"><text:span text:style-name="T12"><text:tab/><text:tab/><text:tab/><text:tab/><text:tab/>ASSUME CS:CODE, DS:DATA, SS:AStack</text:span></text:p>
      <text:p text:style-name="P32"><text:span text:style-name="T12"><text:tab/><text:tab/><text:tab/><text:tab/><text:tab/></text:span></text:p>
      <text:p text:style-name="P32"><text:span text:style-name="T12"><text:tab/><text:tab/><text:tab/><text:tab/>; Головная процедура</text:span></text:p>
      <text:p text:style-name="P32"><text:span text:style-name="T12"><text:s/>0000<text:tab/><text:tab/><text:tab/><text:tab/>Main<text:tab/>PROC FAR</text:span></text:p>
      <text:p text:style-name="P32"><text:span text:style-name="T12"><text:s/>0000 <text:s/>1E<text:tab/><text:tab/><text:tab/><text:tab/>push DS</text:span></text:p>
      <text:p text:style-name="P32"><text:span text:style-name="T12"><text:s/>0001 <text:s/>2B C0<text:tab/><text:tab/><text:tab/><text:tab/>sub AX,AX</text:span></text:p>
      <text:p text:style-name="P32"><text:span text:style-name="T12"><text:s/>0003 <text:s/>50<text:tab/><text:tab/><text:tab/><text:tab/>push AX</text:span></text:p>
      <text:p text:style-name="P32"><text:span text:style-name="T12"><text:s/>0004 <text:s/>B8 ---- R<text:tab/><text:tab/><text:tab/>mov AX,DATA</text:span></text:p>
      <text:p text:style-name="P32"><text:span text:style-name="T12"><text:s/>0007 <text:s/>8E D8<text:tab/><text:tab/><text:tab/><text:tab/>mov DS,AX</text:span></text:p>
      <text:p text:style-name="P32"><text:span text:style-name="T12"><text:tab/><text:tab/><text:tab/><text:tab/><text:tab/></text:span></text:p>
      <text:p text:style-name="P32"><text:span text:style-name="T12"><text:tab/><text:tab/><text:tab/><text:tab/>; ПРОВЕРКА РЕЖИМОВ АДРЕСА�</text:span></text:p>
      <text:p text:style-name="P32"><text:span text:style-name="T12"><text:tab/><text:tab/><text:tab/><text:tab/>�ИИ НА УРОВНЕ СМЕЩЕНИЙ</text:span></text:p>
      <text:p text:style-name="P32"><text:span text:style-name="T12"><text:tab/><text:tab/><text:tab/><text:tab/>; Регистровая адресация</text:span></text:p>
      <text:p text:style-name="P32"><text:span text:style-name="T12"><text:s/>0009 <text:s/>B8 01F4<text:tab/><text:tab/><text:tab/><text:tab/>mov ax,n1</text:span></text:p>
      <text:p text:style-name="P32"><text:span text:style-name="T12"><text:s/>000C <text:s/>8B C8<text:tab/><text:tab/><text:tab/><text:tab/>mov cx,ax</text:span></text:p>
      <text:p text:style-name="P32"><text:span text:style-name="T12"><text:s/>000E <text:s/>B3 24<text:tab/><text:tab/><text:tab/><text:tab/>mov bl,EOL</text:span></text:p>
      <text:p text:style-name="P32"><text:span text:style-name="T12"><text:s/>0010 <text:s/>B7 CE<text:tab/><text:tab/><text:tab/><text:tab/>mov bh,n2</text:span></text:p>
      <text:p text:style-name="P32"><text:span text:style-name="T12"><text:tab/><text:tab/><text:tab/><text:tab/>; Прямая адресация</text:span></text:p>
      <text:p text:style-name="P32"><text:span text:style-name="T12"/></text:p>
      <text:p text:style-name="P43"><text:span text:style-name="T12">#Microsoft (R) Macro Assembler Version 5.10 <text:s text:c="17"/>10/21/20 15:24:2</text:span></text:p>
      <text:p text:style-name="P32"><text:span text:style-name="T12"><text:s text:c="61"/>Page <text:s text:c="4"/>1-2</text:span></text:p>
      <text:p text:style-name="P32"><text:span text:style-name="T12"/></text:p>
      <text:p text:style-name="P32"><text:span text:style-name="T12"/></text:p>
      <text:p text:style-name="P32"><text:span text:style-name="T12"><text:s/>0012 <text:s/>C7 06 0002 R FFCE<text:tab/><text:tab/>mov mem2,n2</text:span></text:p>
      <text:p text:style-name="P32"><text:span text:style-name="T12"><text:s/>0018 <text:s/>BB 0006 R<text:tab/><text:tab/><text:tab/>mov bx,OFFSET vec1</text:span></text:p>
      <text:p text:style-name="P32"><text:span text:style-name="T12"><text:s/>001B <text:s/>A3 0000 R<text:tab/><text:tab/><text:tab/>mov mem1,ax</text:span></text:p>
      <text:p text:style-name="P32"><text:span text:style-name="T12"><text:tab/><text:tab/><text:tab/><text:tab/>; Косвенная адресация</text:span></text:p>
      <text:p text:style-name="P32"><text:span text:style-name="T12"><text:s/>001E <text:s/>8A 07<text:tab/><text:tab/><text:tab/><text:tab/>mov al,[bx]</text:span></text:p>
      <text:p text:style-name="P32"><text:span text:style-name="T12"><text:tab/><text:tab/><text:tab/><text:tab/><text:tab/>; mov mem3,[bx]</text:span></text:p>
      <text:p text:style-name="P32"><text:span text:style-name="T12"><text:tab/><text:tab/><text:tab/><text:tab/>; Базированная адресация</text:span></text:p>
      <text:p text:style-name="P32"><text:span text:style-name="T12"><text:s/>0020 <text:s/>8A 47 03<text:tab/><text:tab/><text:tab/><text:tab/>mov al,[bx]+3</text:span></text:p>
      <text:p text:style-name="P32"><text:span text:style-name="T12"><text:s/>0023 <text:s/>8B 4F 03<text:tab/><text:tab/><text:tab/><text:tab/>mov cx,3[bx]</text:span></text:p>
      <text:p text:style-name="P32"><text:span text:style-name="T12"><text:tab/><text:tab/><text:tab/><text:tab/>; Индексная адресация</text:span></text:p>
      <text:p text:style-name="P32"><text:span text:style-name="T12"><text:s/>0026 <text:s/>BF 0002<text:tab/><text:tab/><text:tab/><text:tab/>mov di,ind</text:span></text:p>
      <text:p text:style-name="P32"><text:span text:style-name="T12"><text:s/>0029 <text:s/>8A 85 000E R<text:tab/><text:tab/><text:tab/>mov al,vec2[di]</text:span></text:p>
      <text:p text:style-name="P32"><text:span text:style-name="T12"><text:tab/><text:tab/><text:tab/><text:tab/><text:tab/>; mov cx,vec2[di]</text:span></text:p>
      <text:p text:style-name="P32"><text:span text:style-name="T12"><text:tab/><text:tab/><text:tab/><text:tab/>; Адресация с базирование�</text:span></text:p>
      <text:p text:style-name="P32"><text:span text:style-name="T12"><text:tab/><text:tab/><text:tab/><text:tab/>� и индексированием</text:span></text:p>
      <text:p text:style-name="P32"><text:span text:style-name="T12"><text:s/>002D <text:s/>BB 0003<text:tab/><text:tab/><text:tab/><text:tab/>mov bx,3</text:span></text:p>
      <text:p text:style-name="P32"><text:span text:style-name="T12"><text:s/>0030 <text:s/>8A 81 0016 R<text:tab/><text:tab/><text:tab/>mov al,matr[bx][di]</text:span></text:p>
      <text:p text:style-name="P32"><text:span text:style-name="T12"><text:tab/><text:tab/><text:tab/><text:tab/><text:tab/>; mov cx,matr[bx][di]</text:span></text:p>
      <text:p text:style-name="P32"><text:span text:style-name="T12"><text:tab/><text:tab/><text:tab/><text:tab/><text:tab/>; mov ax,matr[bx*4][di]</text:span></text:p>
      <text:p text:style-name="P32"><text:span text:style-name="T12"><text:tab/><text:tab/><text:tab/><text:tab/></text:span></text:p>
      <text:p text:style-name="P32"><text:span text:style-name="T12"><text:tab/><text:tab/><text:tab/><text:tab/>; ПРОВЕРКА РЕЖИМОВ АДРЕСА�</text:span></text:p>
      <text:p text:style-name="P32"><text:span text:style-name="T12"><text:tab/><text:tab/><text:tab/><text:tab/>�ИИ С УЧЕТОМ СЕГМЕНТОВ</text:span></text:p>
      <text:p text:style-name="P32"><text:span text:style-name="T12"><text:tab/><text:tab/><text:tab/><text:tab/>; Переопределение сегмент</text:span></text:p>
      <text:p text:style-name="P32"><text:span text:style-name="T12"><text:tab/><text:tab/><text:tab/><text:tab/>а</text:span></text:p>
      <text:p text:style-name="P32"><text:span text:style-name="T12"><text:tab/><text:tab/><text:tab/><text:tab/>; ------ вариант 1</text:span></text:p>
      <text:p text:style-name="P32"><text:span text:style-name="T12"><text:s/>0034 <text:s/>B8 ---- R<text:tab/><text:tab/><text:tab/>mov ax, SEG vec2</text:span></text:p>
      <text:p text:style-name="P32"><text:soft-page-break/><text:span text:style-name="T12"><text:s/>0037 <text:s/>8E C0<text:tab/><text:tab/><text:tab/><text:tab/>mov es, ax</text:span></text:p>
      <text:p text:style-name="P32"><text:span text:style-name="T12"><text:s/>0039 <text:s/>26: 8B 07<text:tab/><text:tab/><text:tab/>mov ax, es:[bx]</text:span></text:p>
      <text:p text:style-name="P32"><text:span text:style-name="T12"><text:s/>003C <text:s/>B8 0000<text:tab/><text:tab/><text:tab/><text:tab/>mov ax, 0</text:span></text:p>
      <text:p text:style-name="P32"><text:span text:style-name="T12"><text:tab/><text:tab/><text:tab/><text:tab/>; ------ вариант 2</text:span></text:p>
      <text:p text:style-name="P32"><text:span text:style-name="T12"><text:s/>003F <text:s/>8E C0<text:tab/><text:tab/><text:tab/><text:tab/>mov es, ax</text:span></text:p>
      <text:p text:style-name="P32"><text:span text:style-name="T12"><text:s/>0041 <text:s/>1E<text:tab/><text:tab/><text:tab/><text:tab/>push ds</text:span></text:p>
      <text:p text:style-name="P32"><text:span text:style-name="T12"><text:s/>0042 <text:s/>07<text:tab/><text:tab/><text:tab/><text:tab/>pop es</text:span></text:p>
      <text:p text:style-name="P32"><text:span text:style-name="T12"><text:s/>0043 <text:s/>26: 8B 4F FF<text:tab/><text:tab/><text:tab/>mov cx, es:[bx-1]</text:span></text:p>
      <text:p text:style-name="P32"><text:span text:style-name="T12"><text:s/>0047 <text:s/>91<text:tab/><text:tab/><text:tab/><text:tab/>xchg cx,ax</text:span></text:p>
      <text:p text:style-name="P32"><text:span text:style-name="T12"><text:tab/><text:tab/><text:tab/><text:tab/>; ------ вариант 3</text:span></text:p>
      <text:p text:style-name="P32"><text:span text:style-name="T12"><text:s/>0048 <text:s/>BF 0002<text:tab/><text:tab/><text:tab/><text:tab/>mov di,ind</text:span></text:p>
      <text:p text:style-name="P32"><text:span text:style-name="T12"><text:s/>004B <text:s/>26: 89 01<text:tab/><text:tab/><text:tab/>mov es:[bx+di],ax</text:span></text:p>
      <text:p text:style-name="P32"><text:span text:style-name="T12"><text:tab/><text:tab/><text:tab/><text:tab/>; ------ вариант 4</text:span></text:p>
      <text:p text:style-name="P32"><text:span text:style-name="T12"><text:s/>004E <text:s/>8B EC<text:tab/><text:tab/><text:tab/><text:tab/>mov bp,sp</text:span></text:p>
      <text:p text:style-name="P32"><text:span text:style-name="T12"><text:tab/><text:tab/><text:tab/><text:tab/><text:tab/>; mov ax,matr[bp+bx]</text:span></text:p>
      <text:p text:style-name="P32"><text:span text:style-name="T12"><text:tab/><text:tab/><text:tab/><text:tab/><text:tab/>; mov ax,matr[bp+di+si]</text:span></text:p>
      <text:p text:style-name="P32"><text:span text:style-name="T12"><text:tab/><text:tab/><text:tab/><text:tab/>; Использование сегмента �</text:span></text:p>
      <text:p text:style-name="P32"><text:span text:style-name="T12"><text:tab/><text:tab/><text:tab/><text:tab/>�тека</text:span></text:p>
      <text:p text:style-name="P32"><text:span text:style-name="T12"><text:s/>0050 <text:s/>FF 36 0000 R<text:tab/><text:tab/><text:tab/>push mem1</text:span></text:p>
      <text:p text:style-name="P32"><text:span text:style-name="T12"><text:s/>0054 <text:s/>FF 36 0002 R<text:tab/><text:tab/><text:tab/>push mem2</text:span></text:p>
      <text:p text:style-name="P32"><text:span text:style-name="T12"><text:s/>0058 <text:s/>8B EC<text:tab/><text:tab/><text:tab/><text:tab/>mov bp,sp</text:span></text:p>
      <text:p text:style-name="P32"><text:span text:style-name="T12"><text:s/>005A <text:s/>8B 56 02<text:tab/><text:tab/><text:tab/><text:tab/>mov dx,[bp]+2</text:span></text:p>
      <text:p text:style-name="P32"><text:span text:style-name="T12"><text:s/>005D <text:s/>CA 0002<text:tab/><text:tab/><text:tab/><text:tab/>ret 2</text:span></text:p>
      <text:p text:style-name="P32"><text:span text:style-name="T12"><text:s/>0060<text:tab/><text:tab/><text:tab/><text:tab/>Main<text:tab/>ENDP</text:span></text:p>
      <text:p text:style-name="P32"><text:span text:style-name="T12"><text:s/>0060<text:tab/><text:tab/><text:tab/><text:tab/>CODE<text:tab/>ENDS</text:span></text:p>
      <text:p text:style-name="P33"><text:span text:style-name="T12"><text:tab/><text:tab/><text:tab/><text:tab/><text:tab/>END Main</text:span></text:p>
      <text:p text:style-name="P33"><text:span text:style-name="T12">#Microsoft (R) Macro Assembler Version 5.10 <text:s text:c="17"/>10/21/20 15:24:2</text:span></text:p>
      <text:p text:style-name="P32"><text:span text:style-name="T12"><text:s text:c="61"/>Symbols-1</text:span></text:p>
      <text:p text:style-name="P32"><text:span text:style-name="T12"/></text:p>
      <text:p text:style-name="P32"><text:span text:style-name="T12"/></text:p>
      <text:p text:style-name="P32"><text:soft-page-break/><text:span text:style-name="T12">Segments and Groups:</text:span></text:p>
      <text:p text:style-name="P32"><text:span text:style-name="T12"/></text:p>
      <text:p text:style-name="P32"><text:span text:style-name="T12"><text:s text:c="16"/>N a m e <text:s text:c="8"/><text:tab/>Length<text:tab/> Align<text:tab/>Combine Class</text:span></text:p>
      <text:p text:style-name="P32"><text:span text:style-name="T12"/></text:p>
      <text:p text:style-name="P32"><text:span text:style-name="T12">ASTACK . . . . . . . . . . . . . <text:s/><text:tab/>0018<text:tab/>PARA<text:tab/>STACK<text:tab/></text:span></text:p>
      <text:p text:style-name="P32"><text:span text:style-name="T12">CODE . . . . . . . . . . . . . . <text:s/><text:tab/>0060<text:tab/>PARA<text:tab/>NONE<text:tab/></text:span></text:p>
      <text:p text:style-name="P32"><text:span text:style-name="T12">DATA . . . . . . . . . . . . . . <text:s/><text:tab/>0026<text:tab/>PARA<text:tab/>NONE<text:tab/></text:span></text:p>
      <text:p text:style-name="P32"><text:span text:style-name="T12"/></text:p>
      <text:p text:style-name="P32"><text:span text:style-name="T12">Symbols: <text:s text:c="11"/></text:span></text:p>
      <text:p text:style-name="P32"><text:span text:style-name="T12"/></text:p>
      <text:p text:style-name="P32"><text:span text:style-name="T12"><text:s text:c="16"/>N a m e <text:s text:c="8"/><text:tab/>Type<text:tab/> Value<text:tab/> Attr</text:span></text:p>
      <text:p text:style-name="P32"><text:span text:style-name="T12"/></text:p>
      <text:p text:style-name="P32"><text:span text:style-name="T12">EOL <text:s/>. . . . . . . . . . . . . . <text:s/><text:tab/>NUMBER<text:tab/>0024<text:tab/></text:span></text:p>
      <text:p text:style-name="P32"><text:span text:style-name="T12"/></text:p>
      <text:p text:style-name="P32"><text:span text:style-name="T12">IND <text:s/>. . . . . . . . . . . . . . <text:s/><text:tab/>NUMBER<text:tab/>0002<text:tab/></text:span></text:p>
      <text:p text:style-name="P32"><text:span text:style-name="T12"/></text:p>
      <text:p text:style-name="P32"><text:span text:style-name="T12">MAIN . . . . . . . . . . . . . . <text:s/><text:tab/>F PROC<text:tab/>0000<text:tab/>CODE<text:tab/>Length = 0060</text:span></text:p>
      <text:p text:style-name="P32"><text:span text:style-name="T12">MATR . . . . . . . . . . . . . . <text:s/><text:tab/>L BYTE<text:tab/>0016<text:tab/>DATA</text:span></text:p>
      <text:p text:style-name="P32"><text:span text:style-name="T12">MEM1 . . . . . . . . . . . . . . <text:s/><text:tab/>L WORD<text:tab/>0000<text:tab/>DATA</text:span></text:p>
      <text:p text:style-name="P32"><text:span text:style-name="T12">MEM2 . . . . . . . . . . . . . . <text:s/><text:tab/>L WORD<text:tab/>0002<text:tab/>DATA</text:span></text:p>
      <text:p text:style-name="P32"><text:span text:style-name="T12">MEM3 . . . . . . . . . . . . . . <text:s/><text:tab/>L WORD<text:tab/>0004<text:tab/>DATA</text:span></text:p>
      <text:p text:style-name="P32"><text:span text:style-name="T12"/></text:p>
      <text:p text:style-name="P32"><text:span text:style-name="T12">N1 . . . . . . . . . . . . . . . <text:s/><text:tab/>NUMBER<text:tab/>01F4<text:tab/></text:span></text:p>
      <text:p text:style-name="P32"><text:span text:style-name="T12">N2 . . . . . . . . . . . . . . . <text:s/><text:tab/>NUMBER<text:tab/>-0032<text:tab/></text:span></text:p>
      <text:p text:style-name="P32"><text:span text:style-name="T12"/></text:p>
      <text:p text:style-name="P32"><text:span text:style-name="T12">VEC1 . . . . . . . . . . . . . . <text:s/><text:tab/>L BYTE<text:tab/>0006<text:tab/>DATA</text:span></text:p>
      <text:p text:style-name="P32"><text:span text:style-name="T12">VEC2 . . . . . . . . . . . . . . <text:s/><text:tab/>L BYTE<text:tab/>000E<text:tab/>DATA</text:span></text:p>
      <text:p text:style-name="P32"><text:span text:style-name="T12"/></text:p>
      <text:p text:style-name="P32"><text:span text:style-name="T12">@CPU . . . . . . . . . . . . . . <text:s/><text:tab/>TEXT <text:s/>0101h<text:tab/><text:tab/></text:span></text:p>
      <text:p text:style-name="P32"><text:span text:style-name="T12">@FILENAME <text:s/>. . . . . . . . . . . <text:s/><text:tab/>TEXT <text:s/>LAB2_FIX<text:tab/><text:tab/></text:span></text:p>
      <text:p text:style-name="P32"><text:soft-page-break/><text:span text:style-name="T12">@VERSION . . . . . . . . . . . . <text:s/><text:tab/>TEXT <text:s/>510<text:tab/><text:tab/></text:span></text:p>
      <text:p text:style-name="P32"><text:span text:style-name="T12"/></text:p>
      <text:p text:style-name="P32"><text:span text:style-name="T12"/></text:p>
      <text:p text:style-name="P32"><text:span text:style-name="T12"><text:s text:c="5"/>91 Source <text:s/>Lines</text:span></text:p>
      <text:p text:style-name="P32"><text:span text:style-name="T12"><text:s text:c="5"/>91 Total <text:s text:c="2"/>Lines</text:span></text:p>
      <text:p text:style-name="P32"><text:span text:style-name="T12"><text:s text:c="5"/>19 Symbols</text:span></text:p>
      <text:p text:style-name="P32"><text:span text:style-name="T12"/></text:p>
      <text:p text:style-name="P32"><text:span text:style-name="T12"><text:s text:c="2"/>47784 + 459476 Bytes symbol space free</text:span></text:p>
      <text:p text:style-name="P32"><text:span text:style-name="T12"/></text:p>
      <text:p text:style-name="P32"><text:span text:style-name="T12"><text:s text:c="6"/>0 Warning Errors</text:span></text:p>
      <text:p text:style-name="P32"><text:span text:style-name="T12"><text:s text:c="6"/>0 Severe <text:s/>Error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0-21T18:03:05.490143682</dc:date>
    <meta:editing-cycles>6</meta:editing-cycles>
    <meta:editing-duration>PT11M5S</meta:editing-duration>
    <meta:generator>LibreOffice/6.4.6.2$Linux_X86_64 LibreOffice_project/40$Build-2</meta:generator>
    <meta:document-statistic meta:table-count="2" meta:image-count="0" meta:object-count="0" meta:page-count="27" meta:paragraph-count="732" meta:word-count="3094" meta:character-count="17193" meta:non-whitespace-character-count="129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